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  <style:font-face style:name="Wingdings" svg:font-family="Wingdings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9-05-98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4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5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7" style:family="table-cell" style:parent-style-name="Normal_11908a_new_32_updated" style:data-style-name="N1">
      <style:table-cell-properties style:vertical-align="automatic" fo:background-color="#FFFFFF"/>
      <style:text-properties style:font-name="Tms Rmn" style:font-name-asian="Tms Rmn" style:font-name-complex="Tms Rmn"/>
    </style:style>
    <style:style style:name="ce8" style:family="table-cell" style:parent-style-name="Normal_12101" style:data-style-name="N0">
      <style:table-cell-properties style:vertical-align="top" fo:background-color="#FFFFFF" style:repeat-content="false"/>
      <style:paragraph-properties fo:text-align="start" fo:margin-left="0cm"/>
    </style:style>
    <style:style style:name="ce9" style:family="table-cell" style:parent-style-name="Normal_12101" style:data-style-name="N0">
      <style:table-cell-properties style:vertical-align="automatic" fo:background-color="#FFFFFF"/>
    </style:style>
    <style:style style:name="ce10" style:family="table-cell" style:parent-style-name="Normal_12101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11" style:family="table-cell" style:parent-style-name="Normal_918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918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Normal_918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Helv" style:font-name-asian="Helv" style:font-name-complex="Helv" fo:font-weight="bold" style:font-weight-asian="bold" style:font-weight-complex="bold"/>
    </style:style>
    <style:style style:name="ce14" style:family="table-cell" style:parent-style-name="Normal_918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Normal_91808_32_updated" style:data-style-name="N0">
      <style:table-cell-properties fo:border-top="none" fo:border-bottom="2pt solid #000000" fo:border-left="none" fo:border-right="none" style:vertical-align="automatic" fo:background-color="#FFFFFF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style style:name="ce16" style:family="table-cell" style:parent-style-name="Normal_91808_32_updated" style:data-style-name="N0">
      <style:table-cell-properties style:vertical-align="automatic" fo:background-color="#FFFFFF"/>
      <style:text-properties style:font-name="Tms Rmn" style:font-name-asian="Tms Rmn" style:font-name-complex="Tms Rmn" fo:font-weight="bold" style:font-weight-asian="bold" style:font-weight-complex="bold"/>
    </style:style>
    <style:style style:name="ce17" style:family="table-cell" style:parent-style-name="Normal_91808_32_updated" style:data-style-name="N0">
      <style:table-cell-properties style:vertical-align="automatic" fo:background-color="#FFFFFF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/>
    </style:style>
    <style:style style:name="ce18" style:family="table-cell" style:parent-style-name="Normal_91808_32_updated" style:data-style-name="N0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91808_32_updated" style:data-style-name="N3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91808_32_updated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918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91808_32_updated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91808_32_updated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91808_32_updated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91808_32_updated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6" style:family="table-cell" style:parent-style-name="Normal_91808_32_updated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7" style:family="table-cell" style:parent-style-name="Normal_91808_32_updated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8" style:family="table-cell" style:parent-style-name="Normal_91808_32__40_2_41_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9" style:family="table-cell" style:parent-style-name="Normal_91808_32_updated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0" style:family="table-cell" style:parent-style-name="Normal_91808_32_updated" style:data-style-name="N37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31" style:family="table-cell" style:parent-style-name="Normal_91808_32_updated" style:data-style-name="N37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2" style:family="table-cell" style:parent-style-name="Normal_91808_32_updated" style:data-style-name="N3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3" style:family="table-cell" style:parent-style-name="Normal_91808_32__40_2_41_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4" style:family="table-cell" style:parent-style-name="Normal_91808_32_updated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5" style:family="table-cell" style:parent-style-name="Normal_91808_32__40_2_41_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6" style:family="table-cell" style:parent-style-name="Normal_91808_32_updated" style:data-style-name="N1">
      <style:table-cell-properties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7" style:family="table-cell" style:parent-style-name="Normal_91808_32_updated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38" style:family="table-cell" style:parent-style-name="Normal_91808_32_updated" style:data-style-name="N38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9" style:family="table-cell" style:parent-style-name="Normal_91808_32_updated" style:data-style-name="N38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0" style:family="table-cell" style:parent-style-name="Normal_91808_32_updated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Normal_91808_32_updated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2" style:family="table-cell" style:parent-style-name="Normal_91808_32_updated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3" style:family="table-cell" style:parent-style-name="Normal_91808_32__40_2_41_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4" style:family="table-cell" style:parent-style-name="Normal_91808_32_updated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5" style:family="table-cell" style:parent-style-name="Normal_91808_32_updated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46" style:family="table-cell" style:parent-style-name="Normal_91808_32_updated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7" style:family="table-cell" style:parent-style-name="Normal_91808_32_updated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48" style:family="table-cell" style:parent-style-name="Normal_918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9" style:family="table-cell" style:parent-style-name="Normal_91808_32_updated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50" style:family="table-cell" style:parent-style-name="Normal_918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Wingdings" style:font-name-asian="Wingdings" style:font-name-complex="Wingdings" style:font-charset="x-symbol"/>
    </style:style>
    <style:style style:name="ce51" style:family="table-cell" style:parent-style-name="Normal_91808_32_updated" style:data-style-name="N0">
      <style:table-cell-properties style:vertical-align="automatic" fo:background-color="#FFFFFF"/>
      <style:text-properties style:font-name="Helv" style:font-name-asian="Helv" style:font-name-complex="Helv"/>
    </style:style>
    <style:style style:name="ce52" style:family="table-cell" style:parent-style-name="Normal_91808_32_updated" style:data-style-name="N0">
      <style:table-cell-properties style:vertical-align="automatic" fo:background-color="#FFFFFF"/>
      <style:text-properties style:font-name="Helv" style:font-name-asian="Helv" style:font-name-complex="Helv" fo:font-size="12pt" style:font-size-asian="12pt" style:font-size-complex="12pt"/>
    </style:style>
    <style:style style:name="ce53" style:family="table-cell" style:parent-style-name="Normal_12101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54" style:family="table-cell" style:parent-style-name="Default" style:data-style-name="N0">
      <style:table-cell-properties fo:background-color="#FFFFFF"/>
    </style:style>
    <style:style style:name="ce55" style:family="table-cell" style:parent-style-name="Normal_91808_32_updated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6" style:family="table-cell" style:parent-style-name="Normal_1030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57" style:family="table-cell" style:parent-style-name="Normal_10307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58" style:family="table-cell" style:parent-style-name="Normal_9-05-98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59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60" style:family="table-cell" style:parent-style-name="Normal_12101" style:data-style-name="N0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61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ce62" style:family="table-cell" style:parent-style-name="Normal_12101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63" style:family="table-cell" style:parent-style-name="Normal_9-05-98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64" style:family="table-cell" style:parent-style-name="Normal_918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ms Rmn" style:font-name-asian="Tms Rmn" style:font-name-complex="Tms Rmn"/>
    </style:style>
    <style:style style:name="ce65" style:family="table-cell" style:parent-style-name="Normal_91808_32_updated" style:data-style-name="N37">
      <style:table-cell-properties style:vertical-align="automatic" fo:background-color="#FFFFFF"/>
      <style:text-properties style:font-name="Tms Rmn" style:font-name-asian="Tms Rmn" style:font-name-complex="Tms Rmn"/>
    </style:style>
    <style:style style:name="ce66" style:family="table-cell" style:parent-style-name="Normal_91808_32_updated" style:data-style-name="N37">
      <style:table-cell-properties style:vertical-align="automatic" fo:background-color="#FFFFFF"/>
      <style:text-properties style:font-name="Helv" style:font-name-asian="Helv" style:font-name-complex="Helv" fo:font-size="12pt" style:font-size-asian="12pt" style:font-size-complex="12pt"/>
    </style:style>
    <style:style style:name="ce67" style:family="table-cell" style:parent-style-name="Normal_91808_32_updated" style:data-style-name="N39">
      <style:table-cell-properties style:vertical-align="automatic" fo:background-color="#FFFFFF"/>
      <style:text-properties style:font-name="Tms Rmn" style:font-name-asian="Tms Rmn" style:font-name-complex="Tms Rm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0.555625cm"/>
    </style:style>
    <style:style style:name="co6" style:family="table-column">
      <style:table-column-properties fo:break-before="auto" style:column-width="2.06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SGB0917" table:style-name="ta1">
        <table:table-column table:style-name="co1" table:default-cell-style-name="ce52"/>
        <table:table-column table:style-name="co2" table:number-columns-repeated="19" table:default-cell-style-name="ce52"/>
        <table:table-column table:style-name="co3" table:number-columns-repeated="7" table:default-cell-style-name="ce52"/>
        <table:table-column table:style-name="co4" table:default-cell-style-name="ce52"/>
        <table:table-column table:style-name="co5" table:default-cell-style-name="ce52"/>
        <table:table-column table:style-name="co4" table:default-cell-style-name="ce52"/>
        <table:table-column table:style-name="co6" table:number-columns-repeated="2" table:default-cell-style-name="ce52"/>
        <table:table-column table:style-name="co4" table:number-columns-repeated="16352" table:default-cell-style-name="ce52"/>
        <table:table-row table:style-name="ro1">
          <table:table-cell office:value-type="string" table:style-name="ce1">
            <text:p>Department for Tranport statistics</text:p>
          </table:table-cell>
          <table:table-cell table:number-columns-repeated="10" table:style-name="ce1"/>
          <table:table-cell table:number-columns-repeated="1637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transport-statistics-great-britain">Transport Statistics Great Britain</text:a></text:p>
          </table:table-cell>
          <table:table-cell table:number-columns-repeated="10" table:style-name="ce4"/>
          <table:table-cell table:number-columns-repeated="16373" table:style-name="ce2"/>
        </table:table-row>
        <table:table-row table:style-name="ro2">
          <table:table-cell table:number-columns-repeated="11" table:style-name="ce4"/>
          <table:table-cell table:number-columns-repeated="16373" table:style-name="ce2"/>
        </table:table-row>
        <table:table-row table:style-name="ro1">
          <table:table-cell office:value-type="string" table:style-name="ce5">
            <text:p>Table TSGB0917</text:p>
          </table:table-cell>
          <table:table-cell table:number-columns-repeated="7" table:style-name="ce6"/>
          <table:table-cell table:style-name="ce7"/>
          <table:table-cell table:number-columns-repeated="2" table:style-name="ce6"/>
          <table:table-cell table:number-columns-repeated="16373" table:style-name="ce2"/>
        </table:table-row>
        <table:table-row table:style-name="ro1">
          <table:table-cell office:value-type="string" table:style-name="ce5">
            <text:p>Car driving tests, Great Britain: 1999/00 to 2017/18</text:p>
          </table:table-cell>
          <table:table-cell table:style-name="ce8"/>
          <table:table-cell table:style-name="ce9"/>
          <table:table-cell table:style-name="ce10"/>
          <table:table-cell table:number-columns-repeated="7" table:style-name="ce9"/>
          <table:table-cell table:number-columns-repeated="16373" table:style-name="ce2"/>
        </table:table-row>
        <table:table-row table:style-name="ro3">
          <table:table-cell table:number-columns-repeated="9" table:style-name="ce11"/>
          <table:table-cell table:number-columns-repeated="2" table:style-name="ce12"/>
          <table:table-cell table:style-name="ce13"/>
          <table:table-cell table:style-name="ce14"/>
          <table:table-cell table:style-name="ce13"/>
          <table:table-cell table:number-columns-repeated="2" table:style-name="ce14"/>
          <table:table-cell table:number-columns-repeated="2" table:style-name="ce15"/>
          <table:table-cell table:style-name="ce14"/>
          <table:table-cell office:value-type="string" table:style-name="ce14">
            <text:p>Thousands/<text:span text:style-name="T1">percentage</text:span></text:p>
          </table:table-cell>
          <table:table-cell table:number-columns-repeated="8" table:style-name="ce16"/>
          <table:table-cell table:number-columns-repeated="16356" table:style-name="ce17"/>
        </table:table-row>
        <table:table-row table:style-name="ro4">
          <table:table-cell table:style-name="ce18"/>
          <table:table-cell office:value-type="string" table:style-name="ce19">
            <text:p>1999/00</text:p>
          </table:table-cell>
          <table:table-cell office:value-type="string" table:style-name="ce19">
            <text:p>2000/01</text:p>
          </table:table-cell>
          <table:table-cell office:value-type="string" table:style-name="ce19">
            <text:p>2001/02</text:p>
          </table:table-cell>
          <table:table-cell office:value-type="string" table:style-name="ce19">
            <text:p>2002/03</text:p>
          </table:table-cell>
          <table:table-cell office:value-type="string" table:style-name="ce20">
            <text:p>2003/04</text:p>
          </table:table-cell>
          <table:table-cell office:value-type="string" table:style-name="ce20">
            <text:p>2004/05</text:p>
          </table:table-cell>
          <table:table-cell office:value-type="string" table:style-name="ce20">
            <text:p>2005/06</text:p>
          </table:table-cell>
          <table:table-cell office:value-type="string" table:style-name="ce20">
            <text:p>2006/07</text:p>
          </table:table-cell>
          <table:table-cell office:value-type="string" table:style-name="ce20">
            <text:p>2007/08</text:p>
          </table:table-cell>
          <table:table-cell office:value-type="string" table:style-name="ce20">
            <text:p>2008/09</text:p>
          </table:table-cell>
          <table:table-cell office:value-type="string" table:style-name="ce20">
            <text:p>2009/10</text:p>
          </table:table-cell>
          <table:table-cell office:value-type="string" table:style-name="ce20">
            <text:p>2010/11</text:p>
          </table:table-cell>
          <table:table-cell office:value-type="string" table:style-name="ce20">
            <text:p>2011/12</text:p>
          </table:table-cell>
          <table:table-cell office:value-type="string" table:style-name="ce20">
            <text:p>2012/13</text:p>
          </table:table-cell>
          <table:table-cell office:value-type="string" table:style-name="ce20">
            <text:p>2013/14</text:p>
          </table:table-cell>
          <table:table-cell office:value-type="string" table:style-name="ce20">
            <text:p>2014/15</text:p>
          </table:table-cell>
          <table:table-cell office:value-type="string" table:style-name="ce20">
            <text:p>2015/16</text:p>
          </table:table-cell>
          <table:table-cell office:value-type="string" table:style-name="ce20">
            <text:p>2016/17</text:p>
          </table:table-cell>
          <table:table-cell office:value-type="string" table:style-name="ce20">
            <text:p>2017/18</text:p>
          </table:table-cell>
          <table:table-cell table:number-columns-repeated="8" table:style-name="ce16"/>
          <table:table-cell table:number-columns-repeated="16356" table:style-name="ce17"/>
        </table:table-row>
        <table:table-row table:style-name="ro5">
          <table:table-cell office:value-type="string" table:style-name="ce21">
            <text:p>Applications<text:s/></text:p>
          </table:table-cell>
          <table:table-cell table:number-columns-repeated="4" table:style-name="ce22"/>
          <table:table-cell table:number-columns-repeated="11" table:style-name="ce18"/>
          <table:table-cell table:style-name="ce23"/>
          <table:table-cell table:style-name="ce24"/>
          <table:table-cell table:number-columns-repeated="16366" table:style-name="ce25"/>
        </table:table-row>
        <table:table-row table:style-name="ro5">
          <table:table-cell office:value-type="string" table:style-name="ce18">
            <text:p><text:s text:c="2"/>received<text:s/><text:span text:style-name="T2">1</text:span></text:p>
          </table:table-cell>
          <table:table-cell office:value-type="float" office:value="1205.3810000000001" table:style-name="ce26">
            <text:p>1,205</text:p>
          </table:table-cell>
          <table:table-cell office:value-type="float" office:value="1262.7070000000001" table:style-name="ce26">
            <text:p>1,263</text:p>
          </table:table-cell>
          <table:table-cell office:value-type="float" office:value="1314.7819999999999" table:style-name="ce26">
            <text:p>1,315</text:p>
          </table:table-cell>
          <table:table-cell office:value-type="float" office:value="1467.752" table:style-name="ce26">
            <text:p>1,468</text:p>
          </table:table-cell>
          <table:table-cell office:value-type="float" office:value="1526.183" table:style-name="ce27">
            <text:p>1,526</text:p>
          </table:table-cell>
          <table:table-cell office:value-type="float" office:value="1674.759" table:style-name="ce27">
            <text:p>1,675</text:p>
          </table:table-cell>
          <table:table-cell office:value-type="float" office:value="1847" table:style-name="ce27">
            <text:p>1,847</text:p>
          </table:table-cell>
          <table:table-cell office:value-type="float" office:value="1883" table:style-name="ce27">
            <text:p>1,883</text:p>
          </table:table-cell>
          <table:table-cell office:value-type="float" office:value="1941" table:style-name="ce27">
            <text:p>1,941</text:p>
          </table:table-cell>
          <table:table-cell office:value-type="float" office:value="1823" table:style-name="ce28">
            <text:p>1,823</text:p>
          </table:table-cell>
          <table:table-cell office:value-type="float" office:value="1690" table:style-name="ce27">
            <text:p>1,690</text:p>
          </table:table-cell>
          <table:table-cell office:value-type="float" office:value="1721" table:style-name="ce27">
            <text:p>1,721</text:p>
          </table:table-cell>
          <table:table-cell office:value-type="float" office:value="1647" table:style-name="ce27">
            <text:p>1,647</text:p>
          </table:table-cell>
          <table:table-cell office:value-type="float" office:value="1532" table:style-name="ce29">
            <text:p>1,532<text:s/></text:p>
          </table:table-cell>
          <table:table-cell office:value-type="float" office:value="1572" table:style-name="ce29">
            <text:p>1,572<text:s/></text:p>
          </table:table-cell>
          <table:table-cell office:value-type="float" office:value="1659" table:style-name="ce29">
            <text:p>1,659<text:s/></text:p>
          </table:table-cell>
          <table:table-cell office:value-type="float" office:value="1762" table:style-name="ce29">
            <text:p>1,762<text:s/></text:p>
          </table:table-cell>
          <table:table-cell office:value-type="float" office:value="1847" table:style-name="ce29">
            <text:p>1,847<text:s/></text:p>
          </table:table-cell>
          <table:table-cell office:value-type="float" office:value="1774" table:style-name="ce29">
            <text:p>1,774<text:s/></text:p>
          </table:table-cell>
          <table:table-cell table:number-columns-repeated="7" table:style-name="ce30"/>
          <table:table-cell table:number-columns-repeated="16357" table:style-name="ce25"/>
        </table:table-row>
        <table:table-row table:style-name="ro1">
          <table:table-cell office:value-type="string" table:style-name="ce21">
            <text:p>Tests conducted</text:p>
          </table:table-cell>
          <table:table-cell office:value-type="float" office:value="1130.2090000000001" table:style-name="ce26">
            <text:p>1,130</text:p>
          </table:table-cell>
          <table:table-cell office:value-type="float" office:value="1014.694" table:style-name="ce26">
            <text:p>1,015</text:p>
          </table:table-cell>
          <table:table-cell office:value-type="float" office:value="1215.6790000000001" table:style-name="ce26">
            <text:p>1,216</text:p>
          </table:table-cell>
          <table:table-cell office:value-type="float" office:value="1344.268" table:style-name="ce26">
            <text:p>1,344</text:p>
          </table:table-cell>
          <table:table-cell office:value-type="float" office:value="1399.354" table:style-name="ce27">
            <text:p>1,399</text:p>
          </table:table-cell>
          <table:table-cell office:value-type="float" office:value="1667.546" table:style-name="ce27">
            <text:p>1,668</text:p>
          </table:table-cell>
          <table:table-cell office:value-type="float" office:value="1834" table:style-name="ce27">
            <text:p>1,834</text:p>
          </table:table-cell>
          <table:table-cell office:value-type="float" office:value="1784" table:style-name="ce27">
            <text:p>1,784</text:p>
          </table:table-cell>
          <table:table-cell office:value-type="float" office:value="1762" table:style-name="ce27">
            <text:p>1,762</text:p>
          </table:table-cell>
          <table:table-cell office:value-type="float" office:value="1739" table:style-name="ce28">
            <text:p>1,739</text:p>
          </table:table-cell>
          <table:table-cell office:value-type="float" office:value="1534" table:style-name="ce27">
            <text:p>1,534</text:p>
          </table:table-cell>
          <table:table-cell office:value-type="float" office:value="1605.5989999999999" table:style-name="ce27">
            <text:p>1,606</text:p>
          </table:table-cell>
          <table:table-cell office:value-type="float" office:value="1569" table:style-name="ce27">
            <text:p>1,569</text:p>
          </table:table-cell>
          <table:table-cell office:value-type="float" office:value="1436" table:style-name="ce29">
            <text:p>1,436<text:s/></text:p>
          </table:table-cell>
          <table:table-cell office:value-type="float" office:value="1478" table:style-name="ce29">
            <text:p>1,478<text:s/></text:p>
          </table:table-cell>
          <table:table-cell office:value-type="float" office:value="1533" table:style-name="ce29">
            <text:p>1,533<text:s/></text:p>
          </table:table-cell>
          <table:table-cell office:value-type="float" office:value="1538" table:style-name="ce29">
            <text:p>1,538<text:s/></text:p>
          </table:table-cell>
          <table:table-cell office:value-type="float" office:value="1731" table:style-name="ce29">
            <text:p>1,731<text:s/></text:p>
          </table:table-cell>
          <table:table-cell office:value-type="float" office:value="1719" table:style-name="ce29">
            <text:p>1,719<text:s/></text:p>
          </table:table-cell>
          <table:table-cell table:number-columns-repeated="7" table:style-name="ce30"/>
          <table:table-cell table:number-columns-repeated="16357" table:style-name="ce25"/>
        </table:table-row>
        <table:table-row table:style-name="ro6">
          <table:table-cell office:value-type="string" table:style-name="ce21">
            <text:p>Tests passed, by sex:</text:p>
          </table:table-cell>
          <table:table-cell table:number-columns-repeated="4" table:style-name="ce26"/>
          <table:table-cell table:number-columns-repeated="3" table:style-name="ce27"/>
          <table:table-cell table:number-columns-repeated="2" table:style-name="ce23"/>
          <table:table-cell table:style-name="ce28"/>
          <table:table-cell table:style-name="ce23"/>
          <table:table-cell table:number-columns-repeated="5" table:style-name="ce31"/>
          <table:table-cell table:number-columns-repeated="3" table:style-name="ce29"/>
          <table:table-cell table:number-columns-repeated="7" table:style-name="ce30"/>
          <table:table-cell table:number-columns-repeated="16357" table:style-name="ce25"/>
        </table:table-row>
        <table:table-row table:style-name="ro1">
          <table:table-cell office:value-type="string" table:style-name="ce21">
            <text:p><text:s text:c="2"/>Male</text:p>
          </table:table-cell>
          <table:table-cell office:value-type="float" office:value="255.8" table:style-name="ce26">
            <text:p>256</text:p>
          </table:table-cell>
          <table:table-cell office:value-type="float" office:value="228.7" table:style-name="ce26">
            <text:p>229</text:p>
          </table:table-cell>
          <table:table-cell office:value-type="float" office:value="273.45100000000002" table:style-name="ce26">
            <text:p>273</text:p>
          </table:table-cell>
          <table:table-cell office:value-type="float" office:value="299.553" table:style-name="ce26">
            <text:p>300</text:p>
          </table:table-cell>
          <table:table-cell office:value-type="float" office:value="303.81599999999997" table:style-name="ce27">
            <text:p>304</text:p>
          </table:table-cell>
          <table:table-cell office:value-type="float" office:value="365.44400000000002" table:style-name="ce27">
            <text:p>365</text:p>
          </table:table-cell>
          <table:table-cell office:value-type="float" office:value="411" table:style-name="ce27">
            <text:p>411</text:p>
          </table:table-cell>
          <table:table-cell office:value-type="float" office:value="405" table:style-name="ce27">
            <text:p>405</text:p>
          </table:table-cell>
          <table:table-cell office:value-type="float" office:value="409" table:style-name="ce27">
            <text:p>409</text:p>
          </table:table-cell>
          <table:table-cell office:value-type="float" office:value="413" table:style-name="ce28">
            <text:p>413</text:p>
          </table:table-cell>
          <table:table-cell office:value-type="float" office:value="369.858" table:style-name="ce27">
            <text:p>370</text:p>
          </table:table-cell>
          <table:table-cell office:value-type="float" office:value="383.41699999999997" table:style-name="ce27">
            <text:p>383</text:p>
          </table:table-cell>
          <table:table-cell office:value-type="float" office:value="374" table:style-name="ce27">
            <text:p>374</text:p>
          </table:table-cell>
          <table:table-cell office:value-type="float" office:value="346" table:style-name="ce29">
            <text:p>346<text:s/></text:p>
          </table:table-cell>
          <table:table-cell office:value-type="float" office:value="358" table:style-name="ce29">
            <text:p>358<text:s/></text:p>
          </table:table-cell>
          <table:table-cell office:value-type="float" office:value="370" table:style-name="ce29">
            <text:p>370<text:s/></text:p>
          </table:table-cell>
          <table:table-cell office:value-type="float" office:value="372.77699999999999" table:style-name="ce29">
            <text:p>373<text:s/></text:p>
          </table:table-cell>
          <table:table-cell office:value-type="float" office:value="418" table:style-name="ce29">
            <text:p>418<text:s/></text:p>
          </table:table-cell>
          <table:table-cell office:value-type="float" office:value="402" table:style-name="ce29">
            <text:p>402<text:s/></text:p>
          </table:table-cell>
          <table:table-cell table:number-columns-repeated="7" table:style-name="ce30"/>
          <table:table-cell table:number-columns-repeated="16357" table:style-name="ce25"/>
        </table:table-row>
        <table:table-row table:style-name="ro1">
          <table:table-cell office:value-type="string" table:style-name="ce21">
            <text:p><text:s text:c="2"/>Female</text:p>
          </table:table-cell>
          <table:table-cell office:value-type="float" office:value="239.8" table:style-name="ce26">
            <text:p>240</text:p>
          </table:table-cell>
          <table:table-cell office:value-type="float" office:value="214.1" table:style-name="ce26">
            <text:p>214</text:p>
          </table:table-cell>
          <table:table-cell office:value-type="float" office:value="254.03700000000001" table:style-name="ce26">
            <text:p>254</text:p>
          </table:table-cell>
          <table:table-cell office:value-type="float" office:value="283.22000000000003" table:style-name="ce26">
            <text:p>283</text:p>
          </table:table-cell>
          <table:table-cell office:value-type="float" office:value="294.51900000000001" table:style-name="ce27">
            <text:p>295</text:p>
          </table:table-cell>
          <table:table-cell office:value-type="float" office:value="340.12200000000001" table:style-name="ce27">
            <text:p>340</text:p>
          </table:table-cell>
          <table:table-cell office:value-type="float" office:value="370" table:style-name="ce27">
            <text:p>370</text:p>
          </table:table-cell>
          <table:table-cell office:value-type="float" office:value="367" table:style-name="ce27">
            <text:p>367</text:p>
          </table:table-cell>
          <table:table-cell office:value-type="float" office:value="370" table:style-name="ce27">
            <text:p>370</text:p>
          </table:table-cell>
          <table:table-cell office:value-type="float" office:value="374" table:style-name="ce28">
            <text:p>374</text:p>
          </table:table-cell>
          <table:table-cell office:value-type="float" office:value="333.524" table:style-name="ce27">
            <text:p>334</text:p>
          </table:table-cell>
          <table:table-cell office:value-type="float" office:value="360.63900000000001" table:style-name="ce27">
            <text:p>361</text:p>
          </table:table-cell>
          <table:table-cell office:value-type="float" office:value="362" table:style-name="ce27">
            <text:p>362</text:p>
          </table:table-cell>
          <table:table-cell office:value-type="float" office:value="332" table:style-name="ce29">
            <text:p>332<text:s/></text:p>
          </table:table-cell>
          <table:table-cell office:value-type="float" office:value="337" table:style-name="ce29">
            <text:p>337<text:s/></text:p>
          </table:table-cell>
          <table:table-cell office:value-type="float" office:value="348" table:style-name="ce29">
            <text:p>348<text:s/></text:p>
          </table:table-cell>
          <table:table-cell office:value-type="float" office:value="350.66699999999997" table:style-name="ce29">
            <text:p>351<text:s/></text:p>
          </table:table-cell>
          <table:table-cell office:value-type="float" office:value="397" table:style-name="ce29">
            <text:p>397<text:s/></text:p>
          </table:table-cell>
          <table:table-cell office:value-type="float" office:value="394" table:style-name="ce29">
            <text:p>394<text:s/></text:p>
          </table:table-cell>
          <table:table-cell table:number-columns-repeated="7" table:style-name="ce30"/>
          <table:table-cell table:number-columns-repeated="16357" table:style-name="ce25"/>
        </table:table-row>
        <table:table-row table:style-name="ro1">
          <table:table-cell office:value-type="string" table:style-name="ce21">
            <text:p><text:s text:c="2"/>Total</text:p>
          </table:table-cell>
          <table:table-cell office:value-type="float" office:value="495.7" table:style-name="ce26">
            <text:p>496</text:p>
          </table:table-cell>
          <table:table-cell office:value-type="float" office:value="442.8" table:style-name="ce26">
            <text:p>443</text:p>
          </table:table-cell>
          <table:table-cell office:value-type="float" office:value="527.48800000000006" table:style-name="ce26">
            <text:p>527</text:p>
          </table:table-cell>
          <table:table-cell office:value-type="float" office:value="582.77300000000002" table:style-name="ce26">
            <text:p>583</text:p>
          </table:table-cell>
          <table:table-cell office:value-type="float" office:value="598.33500000000004" table:style-name="ce27">
            <text:p>598</text:p>
          </table:table-cell>
          <table:table-cell office:value-type="float" office:value="705.56600000000003" table:style-name="ce27">
            <text:p>706</text:p>
          </table:table-cell>
          <table:table-cell office:value-type="float" office:value="781" table:style-name="ce27">
            <text:p>781</text:p>
          </table:table-cell>
          <table:table-cell office:value-type="float" office:value="773" table:style-name="ce27">
            <text:p>773</text:p>
          </table:table-cell>
          <table:table-cell office:value-type="float" office:value="780" table:style-name="ce27">
            <text:p>780</text:p>
          </table:table-cell>
          <table:table-cell office:value-type="float" office:value="788" table:style-name="ce28">
            <text:p>788</text:p>
          </table:table-cell>
          <table:table-cell office:value-type="float" office:value="704" table:style-name="ce27">
            <text:p>704</text:p>
          </table:table-cell>
          <table:table-cell office:value-type="float" office:value="744.05600000000004" table:style-name="ce27">
            <text:p>744</text:p>
          </table:table-cell>
          <table:table-cell office:value-type="float" office:value="736" table:style-name="ce27">
            <text:p>736</text:p>
          </table:table-cell>
          <table:table-cell office:value-type="float" office:value="677" table:style-name="ce29">
            <text:p>677<text:s/></text:p>
          </table:table-cell>
          <table:table-cell office:value-type="float" office:value="696" table:style-name="ce29">
            <text:p>696<text:s/></text:p>
          </table:table-cell>
          <table:table-cell office:value-type="float" office:value="719" table:style-name="ce29">
            <text:p>719<text:s/></text:p>
          </table:table-cell>
          <table:table-cell office:value-type="float" office:value="723.44399999999996" table:style-name="ce29">
            <text:p>723<text:s/></text:p>
          </table:table-cell>
          <table:table-cell office:value-type="float" office:value="815" table:style-name="ce29">
            <text:p>815<text:s/></text:p>
          </table:table-cell>
          <table:table-cell office:value-type="float" office:value="918" table:style-name="ce29">
            <text:p>918<text:s/></text:p>
          </table:table-cell>
          <table:table-cell table:number-columns-repeated="7" table:style-name="ce30"/>
          <table:table-cell table:number-columns-repeated="16357" table:style-name="ce25"/>
        </table:table-row>
        <table:table-row table:style-name="ro7">
          <table:table-cell office:value-type="string" table:style-name="ce21">
            <text:p>Pass rate, by sex:</text:p>
          </table:table-cell>
          <table:table-cell table:number-columns-repeated="4" table:style-name="ce26"/>
          <table:table-cell table:number-columns-repeated="2" table:style-name="ce27"/>
          <table:table-cell table:style-name="ce32"/>
          <table:table-cell table:number-columns-repeated="2" table:style-name="ce23"/>
          <table:table-cell table:style-name="ce33"/>
          <table:table-cell table:number-columns-repeated="6" table:style-name="ce23"/>
          <table:table-cell table:number-columns-repeated="3" table:style-name="ce29"/>
          <table:table-cell table:number-columns-repeated="16364" table:style-name="ce25"/>
        </table:table-row>
        <table:table-row table:style-name="ro1">
          <table:table-cell office:value-type="string" table:style-name="ce21">
            <text:p><text:s text:c="2"/>Male</text:p>
          </table:table-cell>
          <table:table-cell office:value-type="float" office:value="48.104371893973401" table:style-name="ce34">
            <text:p>48</text:p>
          </table:table-cell>
          <table:table-cell office:value-type="float" office:value="48" table:style-name="ce34">
            <text:p>48</text:p>
          </table:table-cell>
          <table:table-cell office:value-type="float" office:value="47.17" table:style-name="ce34">
            <text:p>47</text:p>
          </table:table-cell>
          <table:table-cell office:value-type="float" office:value="46.889159999999997" table:style-name="ce34">
            <text:p>47</text:p>
          </table:table-cell>
          <table:table-cell office:value-type="float" office:value="46.247779447156553" table:style-name="ce32">
            <text:p>46</text:p>
          </table:table-cell>
          <table:table-cell office:value-type="float" office:value="45.525485721119587" table:style-name="ce32">
            <text:p>46</text:p>
          </table:table-cell>
          <table:table-cell office:value-type="float" office:value="46" table:style-name="ce32">
            <text:p>46</text:p>
          </table:table-cell>
          <table:table-cell office:value-type="float" office:value="46" table:style-name="ce32">
            <text:p>46</text:p>
          </table:table-cell>
          <table:table-cell office:value-type="float" office:value="47" table:style-name="ce32">
            <text:p>47</text:p>
          </table:table-cell>
          <table:table-cell office:value-type="float" office:value="48.6" table:style-name="ce35">
            <text:p>49</text:p>
          </table:table-cell>
          <table:table-cell office:value-type="float" office:value="49.1" table:style-name="ce36">
            <text:p>49</text:p>
          </table:table-cell>
          <table:table-cell office:value-type="float" office:value="49.6" table:style-name="ce37">
            <text:p>50</text:p>
          </table:table-cell>
          <table:table-cell office:value-type="float" office:value="50" table:style-name="ce37">
            <text:p>50</text:p>
          </table:table-cell>
          <table:table-cell office:value-type="float" office:value="50.6" table:style-name="ce38">
            <text:p>51<text:s/></text:p>
          </table:table-cell>
          <table:table-cell office:value-type="float" office:value="51" table:style-name="ce38">
            <text:p>51<text:s/></text:p>
          </table:table-cell>
          <table:table-cell office:value-type="float" office:value="51" table:style-name="ce38">
            <text:p>51<text:s/></text:p>
          </table:table-cell>
          <table:table-cell office:value-type="float" office:value="50.6" table:style-name="ce29">
            <text:p>51<text:s/></text:p>
          </table:table-cell>
          <table:table-cell office:value-type="float" office:value="50.6" table:style-name="ce29">
            <text:p>51<text:s/></text:p>
          </table:table-cell>
          <table:table-cell office:value-type="float" office:value="50" table:style-name="ce29">
            <text:p>50<text:s/></text:p>
          </table:table-cell>
          <table:table-cell table:number-columns-repeated="7" table:style-name="ce39"/>
          <table:table-cell table:number-columns-repeated="16357" table:style-name="ce25"/>
        </table:table-row>
        <table:table-row table:style-name="ro1">
          <table:table-cell office:value-type="string" table:style-name="ce21">
            <text:p><text:s text:c="2"/>Female</text:p>
          </table:table-cell>
          <table:table-cell office:value-type="float" office:value="40.080285578677902" table:style-name="ce34">
            <text:p>40</text:p>
          </table:table-cell>
          <table:table-cell office:value-type="float" office:value="40" table:style-name="ce34">
            <text:p>40</text:p>
          </table:table-cell>
          <table:table-cell office:value-type="float" office:value="39.94" table:style-name="ce34">
            <text:p>40</text:p>
          </table:table-cell>
          <table:table-cell office:value-type="float" office:value="40.15" table:style-name="ce34">
            <text:p>40</text:p>
          </table:table-cell>
          <table:table-cell office:value-type="float" office:value="39.66997250893359" table:style-name="ce32">
            <text:p>40</text:p>
          </table:table-cell>
          <table:table-cell office:value-type="float" office:value="39.328555471530557" table:style-name="ce32">
            <text:p>39</text:p>
          </table:table-cell>
          <table:table-cell office:value-type="float" office:value="40" table:style-name="ce32">
            <text:p>40</text:p>
          </table:table-cell>
          <table:table-cell office:value-type="float" office:value="41" table:style-name="ce32">
            <text:p>41</text:p>
          </table:table-cell>
          <table:table-cell office:value-type="float" office:value="41" table:style-name="ce32">
            <text:p>41</text:p>
          </table:table-cell>
          <table:table-cell office:value-type="float" office:value="42.1" table:style-name="ce35">
            <text:p>42</text:p>
          </table:table-cell>
          <table:table-cell office:value-type="float" office:value="42.8" table:style-name="ce36">
            <text:p>43</text:p>
          </table:table-cell>
          <table:table-cell office:value-type="float" office:value="43.3" table:style-name="ce37">
            <text:p>43</text:p>
          </table:table-cell>
          <table:table-cell office:value-type="float" office:value="44" table:style-name="ce37">
            <text:p>44</text:p>
          </table:table-cell>
          <table:table-cell office:value-type="float" office:value="44" table:style-name="ce38">
            <text:p>44<text:s/></text:p>
          </table:table-cell>
          <table:table-cell office:value-type="float" office:value="44" table:style-name="ce38">
            <text:p>44<text:s/></text:p>
          </table:table-cell>
          <table:table-cell office:value-type="float" office:value="44" table:style-name="ce38">
            <text:p>44<text:s/></text:p>
          </table:table-cell>
          <table:table-cell office:value-type="float" office:value="43.8" table:style-name="ce29">
            <text:p>44<text:s/></text:p>
          </table:table-cell>
          <table:table-cell office:value-type="float" office:value="43.9" table:style-name="ce29">
            <text:p>44<text:s/></text:p>
          </table:table-cell>
          <table:table-cell office:value-type="float" office:value="43" table:style-name="ce29">
            <text:p>43<text:s/></text:p>
          </table:table-cell>
          <table:table-cell table:number-columns-repeated="7" table:style-name="ce39"/>
          <table:table-cell table:number-columns-repeated="16357" table:style-name="ce25"/>
        </table:table-row>
        <table:table-row table:style-name="ro5">
          <table:table-cell office:value-type="string" table:style-name="ce40">
            <text:p><text:s text:c="2"/>Total</text:p>
          </table:table-cell>
          <table:table-cell office:value-type="float" office:value="43.858613760817697" table:style-name="ce41">
            <text:p>44</text:p>
          </table:table-cell>
          <table:table-cell office:value-type="float" office:value="44" table:style-name="ce41">
            <text:p>44</text:p>
          </table:table-cell>
          <table:table-cell office:value-type="float" office:value="43.39" table:style-name="ce41">
            <text:p>43</text:p>
          </table:table-cell>
          <table:table-cell office:value-type="float" office:value="43" table:style-name="ce41">
            <text:p>43</text:p>
          </table:table-cell>
          <table:table-cell office:value-type="float" office:value="42.757944022741924" table:style-name="ce42">
            <text:p>43</text:p>
          </table:table-cell>
          <table:table-cell office:value-type="float" office:value="42.311636380645574" table:style-name="ce42">
            <text:p>42</text:p>
          </table:table-cell>
          <table:table-cell office:value-type="float" office:value="43" table:style-name="ce42">
            <text:p>43</text:p>
          </table:table-cell>
          <table:table-cell office:value-type="float" office:value="43" table:style-name="ce42">
            <text:p>43</text:p>
          </table:table-cell>
          <table:table-cell office:value-type="float" office:value="44" table:style-name="ce42">
            <text:p>44</text:p>
          </table:table-cell>
          <table:table-cell office:value-type="float" office:value="45.3" table:style-name="ce43">
            <text:p>45</text:p>
          </table:table-cell>
          <table:table-cell office:value-type="float" office:value="45.9" table:style-name="ce44">
            <text:p>46</text:p>
          </table:table-cell>
          <table:table-cell office:value-type="float" office:value="46.3" table:style-name="ce45">
            <text:p>46</text:p>
          </table:table-cell>
          <table:table-cell office:value-type="float" office:value="47" table:style-name="ce45">
            <text:p>47</text:p>
          </table:table-cell>
          <table:table-cell office:value-type="float" office:value="47.1" table:style-name="ce46">
            <text:p>47<text:s/></text:p>
          </table:table-cell>
          <table:table-cell office:value-type="float" office:value="47" table:style-name="ce46">
            <text:p>47<text:s/></text:p>
          </table:table-cell>
          <table:table-cell office:value-type="float" office:value="47" table:style-name="ce46">
            <text:p>47<text:s/></text:p>
          </table:table-cell>
          <table:table-cell office:value-type="float" office:value="47" table:style-name="ce47">
            <text:p>47<text:s/></text:p>
          </table:table-cell>
          <table:table-cell office:value-type="float" office:value="47.1" table:style-name="ce47">
            <text:p>47<text:s/></text:p>
          </table:table-cell>
          <table:table-cell office:value-type="float" office:value="46" table:style-name="ce47">
            <text:p>46<text:s/></text:p>
          </table:table-cell>
          <table:table-cell table:number-columns-repeated="7" table:style-name="ce39"/>
          <table:table-cell table:number-columns-repeated="16357" table:style-name="ce25"/>
        </table:table-row>
        <table:table-row table:style-name="ro8">
          <table:table-cell office:value-type="string" table:style-name="ce48">
            <text:p>1. These are gross figures and take no account of applications which do not mature into a test due to cancellations etc.<text:s/></text:p>
          </table:table-cell>
          <table:table-cell table:style-name="ce23"/>
          <table:table-cell table:number-columns-repeated="7" table:style-name="ce49"/>
          <table:table-cell table:style-name="ce50"/>
          <table:table-cell table:style-name="ce51"/>
          <table:table-cell table:style-name="ce50"/>
          <table:table-cell table:number-columns-repeated="4" table:style-name="ce51"/>
          <table:table-cell table:number-columns-repeated="2" table:style-name="ce52"/>
          <table:table-cell table:style-name="ce53"/>
          <table:table-cell office:value-type="string" table:style-name="ce53">
            <text:p>Source: DVSA</text:p>
          </table:table-cell>
          <table:table-cell table:number-columns-repeated="7" table:style-name="ce52"/>
          <table:table-cell table:style-name="ce49"/>
          <table:table-cell table:number-columns-repeated="4" table:style-name="ce52"/>
          <table:table-cell table:number-columns-repeated="16352" table:style-name="ce54"/>
        </table:table-row>
        <table:table-row table:style-name="ro9">
          <table:table-cell table:style-name="ce51"/>
          <table:table-cell table:number-columns-repeated="8" table:style-name="ce49"/>
          <table:table-cell table:number-columns-repeated="2" table:style-name="ce51"/>
          <table:table-cell table:style-name="ce55"/>
          <table:table-cell table:number-columns-repeated="4" table:style-name="ce49"/>
          <table:table-cell table:number-columns-repeated="2" table:style-name="ce52"/>
          <table:table-cell table:style-name="ce56"/>
          <table:table-cell office:value-type="string" table:style-name="ce56">
            <text:p>Last updated: 6 December 2018</text:p>
          </table:table-cell>
          <table:table-cell table:number-columns-repeated="8" table:style-name="ce49"/>
          <table:table-cell table:number-columns-repeated="4" table:style-name="ce52"/>
          <table:table-cell table:number-columns-repeated="16352" table:style-name="ce54"/>
        </table:table-row>
        <table:table-row table:style-name="ro9">
          <table:table-cell table:style-name="ce57"/>
          <table:table-cell table:style-name="ce2"/>
          <table:table-cell table:number-columns-repeated="2" table:style-name="ce58"/>
          <table:table-cell table:style-name="ce59"/>
          <table:table-cell table:number-columns-repeated="13" table:style-name="ce2"/>
          <table:table-cell table:style-name="ce56"/>
          <table:table-cell office:value-type="string" table:style-name="ce56">
            <text:p>Next update: December 2019</text:p>
          </table:table-cell>
          <table:table-cell table:number-columns-repeated="16364" table:style-name="ce2"/>
        </table:table-row>
        <table:table-row table:style-name="ro9">
          <table:table-cell table:number-columns-repeated="2" table:style-name="ce2"/>
          <table:table-cell table:number-columns-repeated="2" table:style-name="ce58"/>
          <table:table-cell table:style-name="ce59"/>
          <table:table-cell table:number-columns-repeated="7" table:style-name="ce2"/>
          <table:table-cell table:style-name="ce53"/>
          <table:table-cell table:style-name="ce2"/>
          <table:table-cell table:style-name="ce53"/>
          <table:table-cell table:number-columns-repeated="3" table:style-name="ce2"/>
          <table:table-cell table:style-name="ce60"/>
          <table:table-cell office:value-type="string" table:style-name="ce60">
            <text:p>Telephone: 0115 936 6666</text:p>
          </table:table-cell>
          <table:table-cell table:number-columns-repeated="16364" table:style-name="ce2"/>
        </table:table-row>
        <table:table-row table:style-name="ro9">
          <table:table-cell table:number-columns-repeated="2" table:style-name="ce2"/>
          <table:table-cell table:number-columns-repeated="2" table:style-name="ce58"/>
          <table:table-cell table:style-name="ce59"/>
          <table:table-cell table:number-columns-repeated="7" table:style-name="ce2"/>
          <table:table-cell table:style-name="ce56"/>
          <table:table-cell table:style-name="ce2"/>
          <table:table-cell table:style-name="ce56"/>
          <table:table-cell table:number-columns-repeated="3" table:style-name="ce2"/>
          <table:table-cell table:style-name="ce61"/>
          <table:table-cell office:value-type="string" table:style-name="ce61">
            <text:p><text:a xlink:href="mailto:vehicles.stats@dft.gsi.gov.uk">Email: vehicles.stats@dft.gov.uk</text:a></text:p>
          </table:table-cell>
          <table:table-cell table:number-columns-repeated="16364" table:style-name="ce2"/>
        </table:table-row>
        <table:table-row table:style-name="ro9">
          <table:table-cell table:number-columns-repeated="2" table:style-name="ce2"/>
          <table:table-cell table:number-columns-repeated="4" table:style-name="ce59"/>
          <table:table-cell table:number-columns-repeated="8" table:style-name="ce2"/>
          <table:table-cell table:style-name="ce56"/>
          <table:table-cell table:number-columns-repeated="3" table:style-name="ce2"/>
          <table:table-cell table:style-name="ce56"/>
          <table:table-cell office:value-type="string" table:style-name="ce56">
            <text:p>This table is outside the scope of National Statistics</text:p>
          </table:table-cell>
          <table:table-cell table:number-columns-repeated="16364" table:style-name="ce2"/>
        </table:table-row>
        <table:table-row table:style-name="ro10">
          <table:table-cell table:style-name="ce2"/>
          <table:table-cell table:style-name="ce62"/>
          <table:table-cell table:number-columns-repeated="3" table:style-name="ce2"/>
          <table:table-cell table:style-name="ce63"/>
          <table:table-cell table:number-columns-repeated="16378" table:style-name="ce2"/>
        </table:table-row>
        <table:table-row table:style-name="ro1">
          <table:table-cell table:style-name="ce49"/>
          <table:table-cell table:number-columns-repeated="5" table:style-name="ce52"/>
          <table:table-cell table:number-columns-repeated="5" table:style-name="ce49"/>
          <table:table-cell table:number-columns-repeated="16" table:style-name="ce52"/>
          <table:table-cell table:style-name="ce49"/>
          <table:table-cell table:style-name="ce64"/>
          <table:table-cell table:number-columns-repeated="3" table:style-name="ce49"/>
          <table:table-cell table:number-columns-repeated="16352" table:style-name="ce54"/>
        </table:table-row>
        <table:table-row table:style-name="ro1">
          <table:table-cell table:style-name="ce49"/>
          <table:table-cell table:number-columns-repeated="5" table:style-name="ce52"/>
          <table:table-cell table:number-columns-repeated="5" table:style-name="ce49"/>
          <table:table-cell table:number-columns-repeated="16" table:style-name="ce52"/>
          <table:table-cell table:number-columns-repeated="2" table:style-name="ce49"/>
          <table:table-cell table:style-name="ce64"/>
          <table:table-cell table:number-columns-repeated="2" table:style-name="ce65"/>
          <table:table-cell table:number-columns-repeated="16352" table:style-name="ce54"/>
        </table:table-row>
        <table:table-row table:style-name="ro1">
          <table:table-cell table:style-name="ce49"/>
          <table:table-cell table:number-columns-repeated="5" table:style-name="ce52"/>
          <table:table-cell table:number-columns-repeated="5" table:style-name="ce49"/>
          <table:table-cell table:number-columns-repeated="16" table:style-name="ce52"/>
          <table:table-cell table:style-name="ce49"/>
          <table:table-cell table:style-name="ce64"/>
          <table:table-cell table:style-name="ce49"/>
          <table:table-cell table:number-columns-repeated="2" table:style-name="ce65"/>
          <table:table-cell table:number-columns-repeated="16352" table:style-name="ce54"/>
        </table:table-row>
        <table:table-row table:style-name="ro1">
          <table:table-cell table:style-name="ce49"/>
          <table:table-cell table:number-columns-repeated="5" table:style-name="ce52"/>
          <table:table-cell table:number-columns-repeated="5" table:style-name="ce49"/>
          <table:table-cell table:number-columns-repeated="16" table:style-name="ce52"/>
          <table:table-cell table:style-name="ce49"/>
          <table:table-cell table:style-name="ce64"/>
          <table:table-cell table:style-name="ce49"/>
          <table:table-cell table:number-columns-repeated="2" table:style-name="ce66"/>
          <table:table-cell table:number-columns-repeated="16352" table:style-name="ce54"/>
        </table:table-row>
        <table:table-row table:number-rows-repeated="2" table:style-name="ro1">
          <table:table-cell table:style-name="ce49"/>
          <table:table-cell table:number-columns-repeated="5" table:style-name="ce52"/>
          <table:table-cell table:number-columns-repeated="5" table:style-name="ce49"/>
          <table:table-cell table:number-columns-repeated="16" table:style-name="ce52"/>
          <table:table-cell table:number-columns-repeated="2" table:style-name="ce49"/>
          <table:table-cell table:style-name="ce64"/>
          <table:table-cell table:number-columns-repeated="2" table:style-name="ce65"/>
          <table:table-cell table:number-columns-repeated="16352" table:style-name="ce54"/>
        </table:table-row>
        <table:table-row table:style-name="ro1">
          <table:table-cell table:style-name="ce49"/>
          <table:table-cell table:number-columns-repeated="3" table:style-name="ce52"/>
          <table:table-cell table:style-name="ce49"/>
          <table:table-cell table:style-name="ce52"/>
          <table:table-cell table:number-columns-repeated="5" table:style-name="ce49"/>
          <table:table-cell table:number-columns-repeated="16" table:style-name="ce52"/>
          <table:table-cell table:number-columns-repeated="2" table:style-name="ce49"/>
          <table:table-cell table:style-name="ce64"/>
          <table:table-cell table:number-columns-repeated="2" table:style-name="ce65"/>
          <table:table-cell table:number-columns-repeated="16352" table:style-name="ce54"/>
        </table:table-row>
        <table:table-row table:style-name="ro1">
          <table:table-cell table:style-name="ce49"/>
          <table:table-cell table:number-columns-repeated="3" table:style-name="ce52"/>
          <table:table-cell table:style-name="ce49"/>
          <table:table-cell table:style-name="ce52"/>
          <table:table-cell table:number-columns-repeated="5" table:style-name="ce49"/>
          <table:table-cell table:number-columns-repeated="16" table:style-name="ce52"/>
          <table:table-cell table:number-columns-repeated="3" table:style-name="ce49"/>
          <table:table-cell table:number-columns-repeated="2" table:style-name="ce67"/>
          <table:table-cell table:number-columns-repeated="16352" table:style-name="ce54"/>
        </table:table-row>
        <table:table-row table:style-name="ro1">
          <table:table-cell table:style-name="ce49"/>
          <table:table-cell table:number-columns-repeated="3" table:style-name="ce52"/>
          <table:table-cell table:style-name="ce49"/>
          <table:table-cell table:style-name="ce52"/>
          <table:table-cell table:number-columns-repeated="5" table:style-name="ce49"/>
          <table:table-cell table:number-columns-repeated="16" table:style-name="ce52"/>
          <table:table-cell table:style-name="ce49"/>
          <table:table-cell table:style-name="ce64"/>
          <table:table-cell table:style-name="ce49"/>
          <table:table-cell table:number-columns-repeated="2" table:style-name="ce52"/>
          <table:table-cell table:number-columns-repeated="16352" table:style-name="ce54"/>
        </table:table-row>
        <table:table-row table:number-rows-repeated="3" table:style-name="ro1">
          <table:table-cell table:style-name="ce49"/>
          <table:table-cell table:number-columns-repeated="3" table:style-name="ce52"/>
          <table:table-cell table:style-name="ce49"/>
          <table:table-cell table:style-name="ce52"/>
          <table:table-cell table:number-columns-repeated="5" table:style-name="ce49"/>
          <table:table-cell table:number-columns-repeated="16" table:style-name="ce52"/>
          <table:table-cell table:number-columns-repeated="2" table:style-name="ce49"/>
          <table:table-cell table:style-name="ce64"/>
          <table:table-cell table:number-columns-repeated="2" table:style-name="ce49"/>
          <table:table-cell table:number-columns-repeated="16352" table:style-name="ce54"/>
        </table:table-row>
        <table:table-row table:number-rows-repeated="4" table:style-name="ro1">
          <table:table-cell table:number-columns-repeated="28" table:style-name="ce49"/>
          <table:table-cell table:number-columns-repeated="4" table:style-name="ce52"/>
          <table:table-cell table:number-columns-repeated="16352" table:style-name="ce54"/>
        </table:table-row>
        <table:table-row table:number-rows-repeated="1048535" table:style-name="ro11">
          <table:table-cell table:number-columns-repeated="16384"/>
        </table:table-row>
        <table:named-expressions>
          <table:named-range table:name="\0" table:cell-range-address="'file://tslan10/TSGBUPD/2005Publications/RoRo%20Q2_2005/Bulletin205draft.xls'#TABLE1a.$U$1:TABLE1a.$U$7" table:base-cell-address="TSGB0917.$A$1"/>
          <table:named-range table:name="\p" table:cell-range-address="'file://tslan10/TSGBUPD/2005Publications/RoRo%20Q2_2005/Bulletin205draft.xls'#TABLE1a.$P$1" table:base-cell-address="TSGB0917.$A$1"/>
          <table:named-range table:name="_1991" table:cell-range-address="'file://tslan10/TSGBUPD/2008Publications/TSGB%202008/CHAPTER%208/web/80408%20final.xls'#4-16DATA.$W$37:4-16DATA.$X$60" table:base-cell-address="TSGB0917.$A$1"/>
          <table:named-expression table:name="activeCell" table:expression="of:=[.#REF!]" table:base-cell-address="TSGB0917.$A$1"/>
          <table:named-range table:name="ANNBELGIUM" table:cell-range-address="'file://tslan10/TSGBUPD/2005Publications/RoRo%20Q2_2005/Bulletin205draft.xls'#TABLE5.$D$5:TABLE5.$D$12" table:base-cell-address="TSGB0917.$A$1"/>
          <table:named-range table:name="ANNDVR" table:cell-range-address="'file://tslan10/TSGBUPD/2005Publications/RoRo%20Q2_2005/Bulletin205draft.xls'#TABLE4AL.$D$6:TABLE4AL.$D$12" table:base-cell-address="TSGB0917.$A$1"/>
          <table:named-range table:name="ANNENG" table:cell-range-address="'file://tslan10/TSGBUPD/2005Publications/RoRo%20Q2_2005/Bulletin205draft.xls'#TABLE4AL.$F$6:TABLE4AL.$F$12" table:base-cell-address="TSGB0917.$A$1"/>
          <table:named-range table:name="ANNFORIEGN" table:cell-range-address="'file://tslan10/TSGBUPD/2005Publications/RoRo%20Q2_2005/Bulletin205draft.xls'#TABLE1a.$P$37" table:base-cell-address="TSGB0917.$A$1"/>
          <table:named-range table:name="ANNFRANCE" table:cell-range-address="'file://tslan10/TSGBUPD/2005Publications/RoRo%20Q2_2005/Bulletin205draft.xls'#TABLE5.$B$5:TABLE5.$B$12" table:base-cell-address="TSGB0917.$A$1"/>
          <table:named-range table:name="ANNL" table:cell-range-address="'file://tslan10/TSGBUPD/2005Publications/RoRo%20Q2_2005/Bulletin205draft.xls'#TABLE5.$F$5:TABLE5.$F$12" table:base-cell-address="TSGB0917.$A$1"/>
          <table:named-range table:name="ANNOTHER" table:cell-range-address="'file://tslan10/TSGBUPD/2005Publications/RoRo%20Q2_2005/Bulletin205draft.xls'#TABLE5.$J$5:TABLE5.$J$12" table:base-cell-address="TSGB0917.$A$1"/>
          <table:named-range table:name="ANNSE" table:cell-range-address="'file://tslan10/TSGBUPD/2005Publications/RoRo%20Q2_2005/Bulletin205draft.xls'#TABLE4AL.$B$6:TABLE4AL.$B$12" table:base-cell-address="TSGB0917.$A$1"/>
          <table:named-range table:name="ANNUK" table:cell-range-address="'file://tslan10/TSGBUPD/2005Publications/RoRo%20Q2_2005/Bulletin205draft.xls'#TABLE1a.$E$8:TABLE1a.$E$14" table:base-cell-address="TSGB0917.$A$1"/>
          <table:named-range table:name="ANNUT" table:cell-range-address="'file://tslan10/TSGBUPD/2005Publications/RoRo%20Q2_2005/Bulletin205draft.xls'#TABLE1a.$M$8:TABLE1a.$M$14" table:base-cell-address="TSGB0917.$A$1"/>
          <table:named-range table:name="CAMARA" table:cell-range-address="'file://tslan10/TSGBUPD/2005Publications/RoRo%20Q2_2005/Bulletin205draft.xls'#TABLE1a.$P$4" table:base-cell-address="TSGB0917.$A$1"/>
          <table:named-expression table:name="CategoryTitle" table:expression="of:=[.#REF!]" table:base-cell-address="TSGB0917.$A$1"/>
          <table:named-range table:name="CHECK19" table:cell-range-address="'file://tslan10/TSGBUPD/WINDATA/EXCEL/michel.xls'#T23.$L$5:T23.$L$19" table:base-cell-address="TSGB0917.$A$1"/>
          <table:named-range table:name="CHECK20" table:cell-range-address="'file://tslan10/TSGBUPD/WINDATA/EXCEL/michel.xls'#T23.$O$34:T23.$IV$16384" table:base-cell-address="TSGB0917.$A$1"/>
          <table:named-range table:name="CLONE" table:cell-range-address="'file://tslan10/TSGBUPD/2005Publications/RoRo%20Q2_2005/Bulletin205draft.xls'#TABLE1a.$P$6" table:base-cell-address="TSGB0917.$A$1"/>
          <table:named-expression table:name="dgdsfyh" table:expression="of:=[.#REF!]" table:base-cell-address="TSGB0917.$A$1"/>
          <table:named-expression table:name="fendyear" table:expression="of:=[.#REF!]" table:base-cell-address="TSGB0917.$A$1"/>
          <table:named-expression table:name="Footnotes" table:expression="of:=[.#REF!]" table:base-cell-address="TSGB0917.$A$1"/>
          <table:named-range table:name="FOREIGN" table:cell-range-address="'file://tslan10/TSGBUPD/2005Publications/RoRo%20Q2_2005/Bulletin205draft.xls'#TABLE1a.$P$38:TABLE1a.$P$52" table:base-cell-address="TSGB0917.$A$1"/>
          <table:named-expression table:name="fyear" table:expression="of:=[.#REF!]" table:base-cell-address="TSGB0917.$A$1"/>
          <table:named-expression table:name="GraphTitle" table:expression="of:=[.#REF!]" table:base-cell-address="TSGB0917.$A$1"/>
          <table:named-expression table:name="MON_FRI" table:expression="of:=['file://tslan10/TSGBUPD/2008Publications/TSGB%202008/CHAPTER%208/web/80407%20.xls'#'4-16DATA'.#REF!]" table:base-cell-address="TSGB0917.$A$1"/>
          <table:named-range table:name="Print_Area" table:cell-range-address="TSGB0917.$A$4:TSGB0917.$T$25" table:base-cell-address="TSGB0917.$A$1"/>
          <table:named-expression table:name="PUBLISH1998_Print_Area" table:expression="of:=[.#REF!]" table:base-cell-address="TSGB0917.$A$1"/>
          <table:named-expression table:name="SAT_SUN" table:expression="of:=['file://tslan10/TSGBUPD/2008Publications/TSGB%202008/CHAPTER%208/web/80407%20.xls'#'4-16DATA'.#REF!]" table:base-cell-address="TSGB0917.$A$1"/>
          <table:named-range table:name="tab" table:cell-range-address="'file://tslan10/TSGBUPD/IRHS/EXCEL/RORO/bulletins/2003/SA%20Changes/SA%20Changes%20to%20bulletin%20-%20draft.xls'#TABLE1a.$U$3" table:base-cell-address="TSGB0917.$A$1"/>
          <table:named-range table:name="TABLE21" table:cell-range-address="'file://tslan10/TSGBUPD/WINDATA/EXCEL/michel.xls'#T23.$A$1:T23.$IV$65536" table:base-cell-address="TSGB0917.$A$1"/>
          <table:named-range table:name="TABLE22" table:cell-range-address="'file://tslan10/TSGBUPD/WINDATA/EXCEL/michel.xls'#T23.$IJ$8191" table:base-cell-address="TSGB0917.$A$1"/>
          <table:named-range table:name="TABLE24" table:cell-range-address="'file://tslan10/TSGBUPD/WINDATA/EXCEL/michel.xls'#T24.$B$1:T24.$IL$8141" table:base-cell-address="TSGB0917.$A$1"/>
          <table:named-expression table:name="testing" table:expression="of:=[.#REF!]" table:base-cell-address="TSGB0917.$A$1"/>
          <table:named-expression table:name="ValueTitle" table:expression="of:=[.#REF!]" table:base-cell-address="TSGB0917.$A$1"/>
          <table:named-range table:name="Weekends" table:cell-range-address="'file://tslan10/TSGBUPD/2008Publications/TSGB%202008/CHAPTER%208/web/80408%20final.xls'#TIS-INDEX.$A$42" table:base-cell-address="TSGB0917.$A$1"/>
        </table:named-expressions>
      </table:table>
      <table:table table:name="'file://tslan10/TSGBUPD/2005Publications/RoRo%20Q2_2005/Bulletin205draft.xls'#CommentarySA" table:style-name="ta2">
        <table:table-source xlink:href="file://tslan10/TSGBUPD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1a" table:style-name="ta2">
        <table:table-source xlink:href="file://tslan10/TSGBUPD/2005Publications/RoRo%20Q2_2005/Bulletin205draft.xls" table:table-name="TABLE1a" table:mode="copy-results-only"/>
        <table:table-column/>
        <table:table-row table:number-rows-repeated="7">
          <table:table-cell table:number-columns-repeated="16384"/>
        </table:table-row>
        <table:table-row>
          <table:table-cell table:number-columns-repeated="4"/>
          <table:table-cell office:value-type="float" office:value="338.98700000000002"/>
          <table:table-cell table:number-columns-repeated="7"/>
          <table:table-cell office:value-type="float" office:value="583.88400000000001"/>
          <table:table-cell table:number-columns-repeated="16371"/>
        </table:table-row>
        <table:table-row>
          <table:table-cell table:number-columns-repeated="4"/>
          <table:table-cell office:value-type="float" office:value="360.2"/>
          <table:table-cell table:number-columns-repeated="7"/>
          <table:table-cell office:value-type="float" office:value="601.20000000000005"/>
          <table:table-cell table:number-columns-repeated="16371"/>
        </table:table-row>
        <table:table-row>
          <table:table-cell table:number-columns-repeated="4"/>
          <table:table-cell office:value-type="float" office:value="373.7"/>
          <table:table-cell table:number-columns-repeated="7"/>
          <table:table-cell office:value-type="float" office:value="629.29999999999995"/>
          <table:table-cell table:number-columns-repeated="16371"/>
        </table:table-row>
        <table:table-row>
          <table:table-cell table:number-columns-repeated="4"/>
          <table:table-cell office:value-type="float" office:value="398"/>
          <table:table-cell table:number-columns-repeated="7"/>
          <table:table-cell office:value-type="float" office:value="539.4"/>
          <table:table-cell table:number-columns-repeated="16371"/>
        </table:table-row>
        <table:table-row>
          <table:table-cell table:number-columns-repeated="4"/>
          <table:table-cell office:value-type="float" office:value="453.1"/>
          <table:table-cell table:number-columns-repeated="7"/>
          <table:table-cell office:value-type="float" office:value="701.6"/>
          <table:table-cell table:number-columns-repeated="16371"/>
        </table:table-row>
        <table:table-row>
          <table:table-cell table:number-columns-repeated="4"/>
          <table:table-cell office:value-type="float" office:value="486"/>
          <table:table-cell table:number-columns-repeated="7"/>
          <table:table-cell office:value-type="float" office:value="677.4"/>
          <table:table-cell table:number-columns-repeated="16371"/>
        </table:table-row>
        <table:table-row>
          <table:table-cell table:number-columns-repeated="4"/>
          <table:table-cell office:value-type="float" office:value="531.08299999999997"/>
          <table:table-cell table:number-columns-repeated="7"/>
          <table:table-cell office:value-type="float" office:value="626.40899999999999"/>
          <table:table-cell table:number-columns-repeated="16371"/>
        </table:table-row>
        <table:table-row table:number-rows-repeated="1048562">
          <table:table-cell table:number-columns-repeated="16371"/>
        </table:table-row>
      </table:table>
      <table:table table:name="'file://tslan10/TSGBUPD/2005Publications/RoRo%20Q2_2005/Bulletin205draft.xls'#TABLE1b" table:style-name="ta2">
        <table:table-source xlink:href="file://tslan10/TSGBUPD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2" table:style-name="ta2">
        <table:table-source xlink:href="file://tslan10/TSGBUPD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2cont__1" table:style-name="ta2">
        <table:table-source xlink:href="file://tslan10/TSGBUPD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3" table:style-name="ta2">
        <table:table-source xlink:href="file://tslan10/TSGBUPD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3a" table:style-name="ta2">
        <table:table-source xlink:href="file://tslan10/TSGBUPD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3b" table:style-name="ta2">
        <table:table-source xlink:href="file://tslan10/TSGBUPD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4AL" table:style-name="ta2">
        <table:table-source xlink:href="file://tslan10/TSGBUPD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tslan10/TSGBUPD/2005Publications/RoRo%20Q2_2005/Bulletin205draft.xls'#TABLE4a" table:style-name="ta2">
        <table:table-source xlink:href="file://tslan10/TSGBUPD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4b" table:style-name="ta2">
        <table:table-source xlink:href="file://tslan10/TSGBUPD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5" table:style-name="ta2">
        <table:table-source xlink:href="file://tslan10/TSGBUPD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tslan10/TSGBUPD/2005Publications/RoRo%20Q2_2005/Bulletin205draft.xls'#Routes" table:style-name="ta2">
        <table:table-source xlink:href="file://tslan10/TSGBUPD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FiguresSA_-do_not_print1" table:style-name="ta2">
        <table:table-source xlink:href="file://tslan10/TSGBUPD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TABLE2cont__" table:style-name="ta2">
        <table:table-source xlink:href="file://tslan10/TSGBUPD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5Publications/RoRo%20Q2_2005/Bulletin205draft.xls'#FiguresSA_-do_not_print" table:style-name="ta2">
        <table:table-source xlink:href="file://tslan10/TSGBUPD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3" table:style-name="ta2">
        <table:table-source xlink:href="file://tslan10/TSGBUPD/2008Publications/TSGB%202008/CHAPTER%208/web/80408%20final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4" table:style-name="ta2">
        <table:table-source xlink:href="file://tslan10/TSGBUPD/2008Publications/TSGB%202008/CHAPTER%208/web/80408%20final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5" table:style-name="ta2">
        <table:table-source xlink:href="file://tslan10/TSGBUPD/2008Publications/TSGB%202008/CHAPTER%208/web/80408%20final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6" table:style-name="ta2">
        <table:table-source xlink:href="file://tslan10/TSGBUPD/2008Publications/TSGB%202008/CHAPTER%208/web/80408%20final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7" table:style-name="ta2">
        <table:table-source xlink:href="file://tslan10/TSGBUPD/2008Publications/TSGB%202008/CHAPTER%208/web/80408%20final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8" table:style-name="ta2">
        <table:table-source xlink:href="file://tslan10/TSGBUPD/2008Publications/TSGB%202008/CHAPTER%208/web/80408%20final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9" table:style-name="ta2">
        <table:table-source xlink:href="file://tslan10/TSGBUPD/2008Publications/TSGB%202008/CHAPTER%208/web/80408%20final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RAGB2000" table:style-name="ta2">
        <table:table-source xlink:href="file://tslan10/TSGBUPD/2008Publications/TSGB%202008/CHAPTER%208/web/80408%20final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0" table:style-name="ta2">
        <table:table-source xlink:href="file://tslan10/TSGBUPD/2008Publications/TSGB%202008/CHAPTER%208/web/80408%20final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1" table:style-name="ta2">
        <table:table-source xlink:href="file://tslan10/TSGBUPD/2008Publications/TSGB%202008/CHAPTER%208/web/80408%20final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2" table:style-name="ta2">
        <table:table-source xlink:href="file://tslan10/TSGBUPD/2008Publications/TSGB%202008/CHAPTER%208/web/80408%20final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chart(a)-1998" table:style-name="ta2">
        <table:table-source xlink:href="file://tslan10/TSGBUPD/2008Publications/TSGB%202008/CHAPTER%208/web/80408%20final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chart(b)-1998" table:style-name="ta2">
        <table:table-source xlink:href="file://tslan10/TSGBUPD/2008Publications/TSGB%202008/CHAPTER%208/web/80408%20final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4-16DATA" table:style-name="ta2">
        <table:table-source xlink:href="file://tslan10/TSGBUPD/2008Publications/TSGB%202008/CHAPTER%208/web/80408%20final.xls" table:table-name="4-16DATA" table:mode="copy-results-only"/>
        <table:table-column/>
        <table:table-row table:number-rows-repeated="9">
          <table:table-cell table:number-columns-repeated="16384"/>
        </table:table-row>
        <table:table-row>
          <table:table-cell/>
          <table:table-cell office:value-type="string" office:string-value="0"/>
          <table:table-cell table:number-columns-repeated="16382"/>
        </table:table-row>
        <table:table-row table:number-rows-repeated="26">
          <table:table-cell table:number-columns-repeated="16384"/>
        </table:table-row>
        <table:table-row>
          <table:table-cell table:number-columns-repeated="22"/>
          <table:table-cell office:value-type="float" office:value="30.375"/>
          <table:table-cell office:value-type="float" office:value="10.827586206896552"/>
          <table:table-cell table:number-columns-repeated="16360"/>
        </table:table-row>
        <table:table-row>
          <table:table-cell table:number-columns-repeated="22"/>
          <table:table-cell office:value-type="float" office:value="21.625"/>
          <table:table-cell office:value-type="float" office:value="6.3678160919540234"/>
          <table:table-cell table:number-columns-repeated="16360"/>
        </table:table-row>
        <table:table-row>
          <table:table-cell table:number-columns-repeated="22"/>
          <table:table-cell office:value-type="float" office:value="19.71153846153846"/>
          <table:table-cell office:value-type="float" office:value="4.5747126436781613"/>
          <table:table-cell table:number-columns-repeated="16360"/>
        </table:table-row>
        <table:table-row>
          <table:table-cell table:number-columns-repeated="22"/>
          <table:table-cell office:value-type="float" office:value="7.9038461538461542"/>
          <table:table-cell office:value-type="float" office:value="3.0957854406130267"/>
          <table:table-cell table:number-columns-repeated="16360"/>
        </table:table-row>
        <table:table-row>
          <table:table-cell table:number-columns-repeated="22"/>
          <table:table-cell office:value-type="float" office:value="5.0480769230769234"/>
          <table:table-cell office:value-type="float" office:value="2.6896551724137931"/>
          <table:table-cell table:number-columns-repeated="16360"/>
        </table:table-row>
        <table:table-row>
          <table:table-cell table:number-columns-repeated="22"/>
          <table:table-cell office:value-type="float" office:value="5.4711538461538458"/>
          <table:table-cell office:value-type="float" office:value="5.0613026819923368"/>
          <table:table-cell table:number-columns-repeated="16360"/>
        </table:table-row>
        <table:table-row>
          <table:table-cell table:number-columns-repeated="22"/>
          <table:table-cell office:value-type="float" office:value="7.5769230769230766"/>
          <table:table-cell office:value-type="float" office:value="11.984674329501916"/>
          <table:table-cell table:number-columns-repeated="16360"/>
        </table:table-row>
        <table:table-row>
          <table:table-cell table:number-columns-repeated="22"/>
          <table:table-cell office:value-type="float" office:value="11.961538461538462"/>
          <table:table-cell office:value-type="float" office:value="37.712643678160923"/>
          <table:table-cell table:number-columns-repeated="16360"/>
        </table:table-row>
        <table:table-row>
          <table:table-cell table:number-columns-repeated="22"/>
          <table:table-cell office:value-type="float" office:value="18.692307692307693"/>
          <table:table-cell office:value-type="float" office:value="68.337164750957854"/>
          <table:table-cell table:number-columns-repeated="16360"/>
        </table:table-row>
        <table:table-row>
          <table:table-cell table:number-columns-repeated="22"/>
          <table:table-cell office:value-type="float" office:value="26.432692307692307"/>
          <table:table-cell office:value-type="float" office:value="42.896551724137929"/>
          <table:table-cell table:number-columns-repeated="16360"/>
        </table:table-row>
        <table:table-row>
          <table:table-cell table:number-columns-repeated="22"/>
          <table:table-cell office:value-type="float" office:value="38.105769230769234"/>
          <table:table-cell office:value-type="float" office:value="38.601532567049809"/>
          <table:table-cell table:number-columns-repeated="16360"/>
        </table:table-row>
        <table:table-row>
          <table:table-cell table:number-columns-repeated="22"/>
          <table:table-cell office:value-type="float" office:value="50.644230769230766"/>
          <table:table-cell office:value-type="float" office:value="43.52873563218391"/>
          <table:table-cell table:number-columns-repeated="16360"/>
        </table:table-row>
        <table:table-row>
          <table:table-cell table:number-columns-repeated="22"/>
          <table:table-cell office:value-type="float" office:value="56.08653846153846"/>
          <table:table-cell office:value-type="float" office:value="48.842911877394634"/>
          <table:table-cell table:number-columns-repeated="16360"/>
        </table:table-row>
        <table:table-row>
          <table:table-cell table:number-columns-repeated="22"/>
          <table:table-cell office:value-type="float" office:value="56.067307692307693"/>
          <table:table-cell office:value-type="float" office:value="47.689655172413794"/>
          <table:table-cell table:number-columns-repeated="16360"/>
        </table:table-row>
        <table:table-row>
          <table:table-cell table:number-columns-repeated="22"/>
          <table:table-cell office:value-type="float" office:value="57.634615384615387"/>
          <table:table-cell office:value-type="float" office:value="46.191570881226056"/>
          <table:table-cell table:number-columns-repeated="16360"/>
        </table:table-row>
        <table:table-row>
          <table:table-cell table:number-columns-repeated="22"/>
          <table:table-cell office:value-type="float" office:value="58.394230769230766"/>
          <table:table-cell office:value-type="float" office:value="61.697318007662837"/>
          <table:table-cell table:number-columns-repeated="16360"/>
        </table:table-row>
        <table:table-row>
          <table:table-cell table:number-columns-repeated="22"/>
          <table:table-cell office:value-type="float" office:value="57.57692307692308"/>
          <table:table-cell office:value-type="float" office:value="71.306513409961681"/>
          <table:table-cell table:number-columns-repeated="16360"/>
        </table:table-row>
        <table:table-row>
          <table:table-cell table:number-columns-repeated="22"/>
          <table:table-cell office:value-type="float" office:value="57.730769230769234"/>
          <table:table-cell office:value-type="float" office:value="77.94252873563218"/>
          <table:table-cell table:number-columns-repeated="16360"/>
        </table:table-row>
        <table:table-row>
          <table:table-cell table:number-columns-repeated="22"/>
          <table:table-cell office:value-type="float" office:value="48.192307692307693"/>
          <table:table-cell office:value-type="float" office:value="56.931034482758619"/>
          <table:table-cell table:number-columns-repeated="16360"/>
        </table:table-row>
        <table:table-row>
          <table:table-cell table:number-columns-repeated="22"/>
          <table:table-cell office:value-type="float" office:value="45.596153846153847"/>
          <table:table-cell office:value-type="float" office:value="49.486590038314176"/>
          <table:table-cell table:number-columns-repeated="16360"/>
        </table:table-row>
        <table:table-row>
          <table:table-cell table:number-columns-repeated="22"/>
          <table:table-cell office:value-type="float" office:value="39.78846153846154"/>
          <table:table-cell office:value-type="float" office:value="38.716475095785441"/>
          <table:table-cell table:number-columns-repeated="16360"/>
        </table:table-row>
        <table:table-row>
          <table:table-cell table:number-columns-repeated="22"/>
          <table:table-cell office:value-type="float" office:value="31.557692307692307"/>
          <table:table-cell office:value-type="float" office:value="33.540229885057471"/>
          <table:table-cell table:number-columns-repeated="16360"/>
        </table:table-row>
        <table:table-row>
          <table:table-cell table:number-columns-repeated="22"/>
          <table:table-cell office:value-type="float" office:value="28.73076923076923"/>
          <table:table-cell office:value-type="float" office:value="28.509578544061302"/>
          <table:table-cell table:number-columns-repeated="16360"/>
        </table:table-row>
        <table:table-row>
          <table:table-cell table:number-columns-repeated="22"/>
          <table:table-cell office:value-type="float" office:value="39.403846153846153"/>
          <table:table-cell office:value-type="float" office:value="29.195402298850574"/>
          <table:table-cell table:number-columns-repeated="16360"/>
        </table:table-row>
        <table:table-row table:number-rows-repeated="1048516">
          <table:table-cell table:number-columns-repeated="16360"/>
        </table:table-row>
      </table:table>
      <table:table table:name="'file://tslan10/TSGBUPD/2008Publications/TSGB%202008/CHAPTER%208/web/80408%20final.xls'#TIS-INDEX" table:style-name="ta2">
        <table:table-source xlink:href="file://tslan10/TSGBUPD/2008Publications/TSGB%202008/CHAPTER%208/web/80408%20final.xls" table:table-name="TIS-INDEX" table:mode="copy-results-only"/>
        <table:table-column/>
        <table:table-row table:number-rows-repeated="41">
          <table:table-cell table:number-columns-repeated="16384"/>
        </table:table-row>
        <table:table-row>
          <table:table-cell office:value-type="string" office:string-value="(b) weekends"/>
          <table:table-cell table:number-columns-repeated="16383"/>
        </table:table-row>
        <table:table-row table:number-rows-repeated="1048534">
          <table:table-cell table:number-columns-repeated="16383"/>
        </table:table-row>
      </table:table>
      <table:table table:name="'file://tslan10/TSGBUPD/2008Publications/TSGB%202008/CHAPTER%208/web/80408%20final.xls'#1999_Chart1" table:style-name="ta2">
        <table:table-source xlink:href="file://tslan10/TSGBUPD/2008Publications/TSGB%202008/CHAPTER%208/web/80408%20final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0_Chart1" table:style-name="ta2">
        <table:table-source xlink:href="file://tslan10/TSGBUPD/2008Publications/TSGB%202008/CHAPTER%208/web/80408%20final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1_Chart1" table:style-name="ta2">
        <table:table-source xlink:href="file://tslan10/TSGBUPD/2008Publications/TSGB%202008/CHAPTER%208/web/80408%20final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8_41" table:style-name="ta2">
        <table:table-source xlink:href="file://tslan10/TSGBUPD/2008Publications/TSGB%202008/CHAPTER%208/web/80408%20final.xls" table:table-name="8_4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RAWDATA" table:style-name="ta2">
        <table:table-source xlink:href="file://tslan10/TSGBUPD/2008Publications/TSGB%202008/CHAPTER%208/web/80408%20final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Alternate_Publish1" table:style-name="ta2">
        <table:table-source xlink:href="file://tslan10/TSGBUPD/2008Publications/TSGB%202008/CHAPTER%208/web/80408%20final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Grapher" table:style-name="ta2">
        <table:table-source xlink:href="file://tslan10/TSGBUPD/2008Publications/TSGB%202008/CHAPTER%208/web/80408%20final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1999_Chart" table:style-name="ta2">
        <table:table-source xlink:href="file://tslan10/TSGBUPD/2008Publications/TSGB%202008/CHAPTER%208/web/80408%20final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0_Chart" table:style-name="ta2">
        <table:table-source xlink:href="file://tslan10/TSGBUPD/2008Publications/TSGB%202008/CHAPTER%208/web/80408%20final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2001_Chart" table:style-name="ta2">
        <table:table-source xlink:href="file://tslan10/TSGBUPD/2008Publications/TSGB%202008/CHAPTER%208/web/80408%20final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8_4" table:style-name="ta2">
        <table:table-source xlink:href="file://tslan10/TSGBUPD/2008Publications/TSGB%202008/CHAPTER%208/web/80408%20final.xls" table:table-name="8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8%20final.xls'#Alternate_Publish" table:style-name="ta2">
        <table:table-source xlink:href="file://tslan10/TSGBUPD/2008Publications/TSGB%202008/CHAPTER%208/web/80408%20final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WINDATA/EXCEL/michel.xls'#T23" table:style-name="ta2">
        <table:table-source xlink:href="file://tslan10/TSGBUPD/WINDATA/EXCEL/michel.xls" table:table-name="T23" table:mode="copy-results-only"/>
        <table:table-column/>
        <table:table-row>
          <table:table-cell office:value-type="string" office:string-value="Table 23  Goods vehicle stock at end of year: 1988 - 1998: by gross vehicle weight"/>
          <table:table-cell table:number-columns-repeated="16383"/>
        </table:table-row>
        <table:table-row>
          <table:table-cell table:number-columns-repeated="16384"/>
        </table:table-row>
        <table:table-row>
          <table:table-cell table:number-columns-repeated="12"/>
          <table:table-cell office:value-type="string" office:string-value="   Thousands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Over"/>
          <table:table-cell office:value-type="string" office:string-value="Not over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office:value-type="float" office:value="1997"/>
          <table:table-cell office:value-type="float" office:value="1998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Rigi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1.9"/>
          <table:table-cell office:value-type="float" office:value="169.5"/>
          <table:table-cell office:value-type="float" office:value="166.2"/>
          <table:table-cell office:value-type="float" office:value="157.80000000000001"/>
          <table:table-cell office:value-type="float" office:value="152.03200000000001"/>
          <table:table-cell office:value-type="float" office:value="151.4"/>
          <table:table-cell office:value-type="float" office:value="150208"/>
          <table:table-cell office:value-type="float" office:value="150802"/>
          <table:table-cell office:value-type="float" office:value="153272"/>
          <table:table-cell office:value-type="float" office:value="153942"/>
          <table:table-cell office:value-type="float" office:value="155786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3"/>
          <table:table-cell office:value-type="float" office:value="22"/>
          <table:table-cell office:value-type="float" office:value="20.100000000000001"/>
          <table:table-cell office:value-type="float" office:value="18.5"/>
          <table:table-cell office:value-type="float" office:value="17.193000000000001"/>
          <table:table-cell office:value-type="float" office:value="16.600000000000001"/>
          <table:table-cell office:value-type="float" office:value="15944"/>
          <table:table-cell office:value-type="float" office:value="15989"/>
          <table:table-cell office:value-type="float" office:value="15749"/>
          <table:table-cell office:value-type="float" office:value="15385"/>
          <table:table-cell office:value-type="float" office:value="14646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5"/>
          <table:table-cell office:value-type="float" office:value="32.200000000000003"/>
          <table:table-cell office:value-type="float" office:value="29.2"/>
          <table:table-cell office:value-type="float" office:value="26"/>
          <table:table-cell office:value-type="float" office:value="24.297999999999998"/>
          <table:table-cell office:value-type="float" office:value="23.5"/>
          <table:table-cell office:value-type="float" office:value="22684"/>
          <table:table-cell office:value-type="float" office:value="23076"/>
          <table:table-cell office:value-type="float" office:value="22188"/>
          <table:table-cell office:value-type="float" office:value="21522"/>
          <table:table-cell office:value-type="float" office:value="20709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6.7"/>
          <table:table-cell office:value-type="float" office:value="89.9"/>
          <table:table-cell office:value-type="float" office:value="87.1"/>
          <table:table-cell office:value-type="float" office:value="80.900000000000006"/>
          <table:table-cell office:value-type="float" office:value="77.869"/>
          <table:table-cell office:value-type="float" office:value="75.599999999999994"/>
          <table:table-cell office:value-type="float" office:value="75703"/>
          <table:table-cell office:value-type="float" office:value="74040"/>
          <table:table-cell office:value-type="float" office:value="73064"/>
          <table:table-cell office:value-type="float" office:value="71307"/>
          <table:table-cell office:value-type="float" office:value="69009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8"/>
          <table:table-cell office:value-type="float" office:value="2.1"/>
          <table:table-cell office:value-type="float" office:value="2.4"/>
          <table:table-cell office:value-type="float" office:value="2.5"/>
          <table:table-cell office:value-type="float" office:value="2.718"/>
          <table:table-cell office:value-type="float" office:value="3"/>
          <table:table-cell office:value-type="float" office:value="3421"/>
          <table:table-cell office:value-type="float" office:value="3942"/>
          <table:table-cell office:value-type="float" office:value="4670"/>
          <table:table-cell office:value-type="float" office:value="5403"/>
          <table:table-cell office:value-type="float" office:value="6313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27.2"/>
          <table:table-cell office:value-type="float" office:value="28.3"/>
          <table:table-cell office:value-type="float" office:value="26.6"/>
          <table:table-cell office:value-type="float" office:value="24.5"/>
          <table:table-cell office:value-type="float" office:value="23.329000000000001"/>
          <table:table-cell office:value-type="float" office:value="23.2"/>
          <table:table-cell office:value-type="float" office:value="23964"/>
          <table:table-cell office:value-type="float" office:value="23414"/>
          <table:table-cell office:value-type="float" office:value="23585"/>
          <table:table-cell office:value-type="float" office:value="23926"/>
          <table:table-cell office:value-type="float" office:value="24538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1.6"/>
          <table:table-cell office:value-type="float" office:value="23.5"/>
          <table:table-cell office:value-type="float" office:value="21.5"/>
          <table:table-cell office:value-type="float" office:value="19.5"/>
          <table:table-cell office:value-type="float" office:value="18.585000000000001"/>
          <table:table-cell office:value-type="float" office:value="18.5"/>
          <table:table-cell office:value-type="float" office:value="19855"/>
          <table:table-cell office:value-type="float" office:value="19119"/>
          <table:table-cell office:value-type="float" office:value="18435"/>
          <table:table-cell office:value-type="float" office:value="18737"/>
          <table:table-cell office:value-type="float" office:value="18890"/>
          <table:table-cell table:number-columns-repeated="16371"/>
        </table:table-row>
        <table:table-row>
          <table:table-cell office:value-type="string" office:string-value="32 t"/>
          <table:table-cell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17599999999999999"/>
          <table:table-cell office:value-type="float" office:value="0.6"/>
          <table:table-cell office:value-type="float" office:value="608"/>
          <table:table-cell office:value-type="float" office:value="34"/>
          <table:table-cell office:value-type="float" office:value="1"/>
          <table:table-cell office:value-type="float" office:value="1"/>
          <table:table-cell office:value-type="float" office:value="3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357"/>
          <table:table-cell office:value-type="float" office:value="367.6"/>
          <table:table-cell office:value-type="float" office:value="353.3"/>
          <table:table-cell office:value-type="float" office:value="329.9"/>
          <table:table-cell office:value-type="float" office:value="316.19600000000003"/>
          <table:table-cell office:value-type="float" office:value="312.5"/>
          <table:table-cell office:value-type="float" office:value="312387"/>
          <table:table-cell office:value-type="float" office:value="310534"/>
          <table:table-cell office:value-type="float" office:value="310964"/>
          <table:table-cell office:value-type="float" office:value="310223"/>
          <table:table-cell office:value-type="float" office:value="309905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16 t"/>
          <table:table-cell office:value-type="float" office:value="0.5"/>
          <table:table-cell office:value-type="float" office:value="0.5"/>
          <table:table-cell office:value-type="float" office:value="0.5"/>
          <table:table-cell office:value-type="float" office:value="0.4"/>
          <table:table-cell office:value-type="float" office:value="0.311"/>
          <table:table-cell office:value-type="float" office:value="0.3"/>
          <table:table-cell office:value-type="float" office:value="294"/>
          <table:table-cell office:value-type="float" office:value="350"/>
          <table:table-cell office:value-type="float" office:value="340"/>
          <table:table-cell office:value-type="float" office:value="292"/>
          <table:table-cell office:value-type="float" office:value="267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3.1"/>
          <table:table-cell office:value-type="float" office:value="2.8"/>
          <table:table-cell office:value-type="float" office:value="2.4"/>
          <table:table-cell office:value-type="float" office:value="2.1"/>
          <table:table-cell office:value-type="float" office:value="1.9370000000000001"/>
          <table:table-cell office:value-type="float" office:value="1.7"/>
          <table:table-cell office:value-type="float" office:value="1503"/>
          <table:table-cell office:value-type="float" office:value="1418"/>
          <table:table-cell office:value-type="float" office:value="1326"/>
          <table:table-cell office:value-type="float" office:value="1110"/>
          <table:table-cell office:value-type="float" office:value="811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1.1000000000000001"/>
          <table:table-cell office:value-type="float" office:value="1"/>
          <table:table-cell office:value-type="float" office:value="1.1000000000000001"/>
          <table:table-cell office:value-type="float" office:value="1"/>
          <table:table-cell office:value-type="float" office:value="1.0529999999999999"/>
          <table:table-cell office:value-type="float" office:value="1.1000000000000001"/>
          <table:table-cell office:value-type="float" office:value="1214"/>
          <table:table-cell office:value-type="float" office:value="1298"/>
          <table:table-cell office:value-type="float" office:value="1393"/>
          <table:table-cell office:value-type="float" office:value="1502"/>
          <table:table-cell office:value-type="float" office:value="1780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9.1"/>
          <table:table-cell office:value-type="float" office:value="9.6999999999999993"/>
          <table:table-cell office:value-type="float" office:value="9.6999999999999993"/>
          <table:table-cell office:value-type="float" office:value="9.1999999999999993"/>
          <table:table-cell office:value-type="float" office:value="9.3439999999999994"/>
          <table:table-cell office:value-type="float" office:value="9.3000000000000007"/>
          <table:table-cell office:value-type="float" office:value="9576"/>
          <table:table-cell office:value-type="float" office:value="9967"/>
          <table:table-cell office:value-type="float" office:value="10203"/>
          <table:table-cell office:value-type="float" office:value="10183"/>
          <table:table-cell office:value-type="float" office:value="10183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1.1000000000000001"/>
          <table:table-cell office:value-type="float" office:value="1.1000000000000001"/>
          <table:table-cell office:value-type="float" office:value="0.9"/>
          <table:table-cell office:value-type="float" office:value="0.9"/>
          <table:table-cell office:value-type="float" office:value="0.95299999999999996"/>
          <table:table-cell office:value-type="float" office:value="1.1000000000000001"/>
          <table:table-cell office:value-type="float" office:value="1715"/>
          <table:table-cell office:value-type="float" office:value="2203"/>
          <table:table-cell office:value-type="float" office:value="2449"/>
          <table:table-cell office:value-type="float" office:value="2727"/>
          <table:table-cell office:value-type="float" office:value="2867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3 t"/>
          <table:table-cell office:value-type="float" office:value="37.299999999999997"/>
          <table:table-cell office:value-type="float" office:value="33.5"/>
          <table:table-cell office:value-type="float" office:value="28.1"/>
          <table:table-cell office:value-type="float" office:value="23.2"/>
          <table:table-cell office:value-type="float" office:value="19.939"/>
          <table:table-cell office:value-type="float" office:value="18.100000000000001"/>
          <table:table-cell office:value-type="float" office:value="17035"/>
          <table:table-cell office:value-type="float" office:value="14751"/>
          <table:table-cell office:value-type="float" office:value="12952"/>
          <table:table-cell office:value-type="float" office:value="11601"/>
          <table:table-cell office:value-type="float" office:value="10065"/>
          <table:table-cell table:number-columns-repeated="16371"/>
        </table:table-row>
        <table:table-row>
          <table:table-cell office:value-type="string" office:string-value="33 t"/>
          <table:table-cell office:value-type="string" office:string-value="37 t"/>
          <table:table-cell office:value-type="float" office:value="1.2"/>
          <table:table-cell office:value-type="float" office:value="1.5"/>
          <table:table-cell office:value-type="float" office:value="1.4"/>
          <table:table-cell office:value-type="float" office:value="1.5"/>
          <table:table-cell office:value-type="float" office:value="1.728"/>
          <table:table-cell office:value-type="float" office:value="1.5"/>
          <table:table-cell office:value-type="float" office:value="1341"/>
          <table:table-cell office:value-type="float" office:value="1437"/>
          <table:table-cell office:value-type="float" office:value="1529"/>
          <table:table-cell office:value-type="float" office:value="1664"/>
          <table:table-cell office:value-type="float" office:value="1798"/>
          <table:table-cell table:number-columns-repeated="16371"/>
        </table:table-row>
        <table:table-row>
          <table:table-cell office:value-type="string" office:string-value="37 t"/>
          <table:table-cell office:value-type="string" office:string-value="38 t"/>
          <table:table-cell office:value-type="float" office:value="51.1"/>
          <table:table-cell office:value-type="float" office:value="60.3"/>
          <table:table-cell office:value-type="float" office:value="62.5"/>
          <table:table-cell office:value-type="float" office:value="61.3"/>
          <table:table-cell office:value-type="float" office:value="63.475999999999999"/>
          <table:table-cell office:value-type="float" office:value="64.400000000000006"/>
          <table:table-cell office:value-type="float" office:value="70407"/>
          <table:table-cell office:value-type="float" office:value="75268"/>
          <table:table-cell office:value-type="float" office:value="78226"/>
          <table:table-cell office:value-type="float" office:value="81199"/>
          <table:table-cell office:value-type="float" office:value="80165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04"/>
          <table:table-cell office:value-type="float" office:value="720"/>
          <table:table-cell office:value-type="float" office:value="1216"/>
          <table:table-cell office:value-type="float" office:value="1914"/>
          <table:table-cell office:value-type="float" office:value="3327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104.6"/>
          <table:table-cell office:value-type="float" office:value="110.4"/>
          <table:table-cell office:value-type="float" office:value="106.5"/>
          <table:table-cell office:value-type="float" office:value="99.7"/>
          <table:table-cell office:value-type="float" office:value="98.745000000000005"/>
          <table:table-cell office:value-type="float" office:value="97.5"/>
          <table:table-cell office:value-type="float" office:value="103289"/>
          <table:table-cell office:value-type="float" office:value="107412"/>
          <table:table-cell office:value-type="float" office:value="109634"/>
          <table:table-cell office:value-type="float" office:value="112192"/>
          <table:table-cell office:value-type="float" office:value="111263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office:value-type="string" office:string-value="Rigid and articulated vehicles"/>
          <table:table-cell table:number-columns-repeated="16383"/>
        </table:table-row>
        <table:table-row>
          <table:table-cell table:number-columns-repeated="16384"/>
        </table:table-row>
        <table:table-row>
          <table:table-cell office:value-type="string" office:string-value="3.5 t"/>
          <table:table-cell office:value-type="string" office:string-value="7.5 t"/>
          <table:table-cell office:value-type="float" office:value="162.1"/>
          <table:table-cell office:value-type="float" office:value="169.8"/>
          <table:table-cell office:value-type="float" office:value="166.4"/>
          <table:table-cell office:value-type="float" office:value="158.1"/>
          <table:table-cell office:value-type="float" office:value="152.21799999999999"/>
          <table:table-cell office:value-type="float" office:value="151.6"/>
          <table:table-cell office:value-type="float" office:value="150399"/>
          <table:table-cell office:value-type="float" office:value="151001"/>
          <table:table-cell office:value-type="float" office:value="153485"/>
          <table:table-cell office:value-type="float" office:value="154137"/>
          <table:table-cell office:value-type="float" office:value="155975"/>
          <table:table-cell table:number-columns-repeated="16371"/>
        </table:table-row>
        <table:table-row>
          <table:table-cell office:value-type="string" office:string-value="7.5 t"/>
          <table:table-cell office:value-type="string" office:string-value="12 t"/>
          <table:table-cell office:value-type="float" office:value="23.4"/>
          <table:table-cell office:value-type="float" office:value="22.1"/>
          <table:table-cell office:value-type="float" office:value="20.2"/>
          <table:table-cell office:value-type="float" office:value="18.5"/>
          <table:table-cell office:value-type="float" office:value="17.234000000000002"/>
          <table:table-cell office:value-type="float" office:value="16.600000000000001"/>
          <table:table-cell office:value-type="float" office:value="15977"/>
          <table:table-cell office:value-type="float" office:value="16049"/>
          <table:table-cell office:value-type="float" office:value="15796"/>
          <table:table-cell office:value-type="float" office:value="15425"/>
          <table:table-cell office:value-type="float" office:value="14683"/>
          <table:table-cell table:number-columns-repeated="16371"/>
        </table:table-row>
        <table:table-row>
          <table:table-cell office:value-type="string" office:string-value="12 t"/>
          <table:table-cell office:value-type="string" office:string-value="16 t"/>
          <table:table-cell office:value-type="float" office:value="34.6"/>
          <table:table-cell office:value-type="float" office:value="32.4"/>
          <table:table-cell office:value-type="float" office:value="29.3"/>
          <table:table-cell office:value-type="float" office:value="26.1"/>
          <table:table-cell office:value-type="float" office:value="24.382000000000001"/>
          <table:table-cell office:value-type="float" office:value="23.6"/>
          <table:table-cell office:value-type="float" office:value="22754"/>
          <table:table-cell office:value-type="float" office:value="23167"/>
          <table:table-cell office:value-type="float" office:value="22268"/>
          <table:table-cell office:value-type="float" office:value="21579"/>
          <table:table-cell office:value-type="float" office:value="20760"/>
          <table:table-cell table:number-columns-repeated="16371"/>
        </table:table-row>
        <table:table-row>
          <table:table-cell office:value-type="string" office:string-value="16 t"/>
          <table:table-cell office:value-type="string" office:string-value="20 t"/>
          <table:table-cell office:value-type="float" office:value="89.8"/>
          <table:table-cell office:value-type="float" office:value="92.6"/>
          <table:table-cell office:value-type="float" office:value="89.5"/>
          <table:table-cell office:value-type="float" office:value="83"/>
          <table:table-cell office:value-type="float" office:value="79.805999999999997"/>
          <table:table-cell office:value-type="float" office:value="77.2"/>
          <table:table-cell office:value-type="float" office:value="77206"/>
          <table:table-cell office:value-type="float" office:value="75458"/>
          <table:table-cell office:value-type="float" office:value="74390"/>
          <table:table-cell office:value-type="float" office:value="72417"/>
          <table:table-cell office:value-type="float" office:value="69826"/>
          <table:table-cell table:number-columns-repeated="16371"/>
        </table:table-row>
        <table:table-row>
          <table:table-cell office:value-type="string" office:string-value="20 t"/>
          <table:table-cell office:value-type="string" office:string-value="24 t"/>
          <table:table-cell office:value-type="float" office:value="2.8"/>
          <table:table-cell office:value-type="float" office:value="3.1"/>
          <table:table-cell office:value-type="float" office:value="3.4"/>
          <table:table-cell office:value-type="float" office:value="3.5"/>
          <table:table-cell office:value-type="float" office:value="3.7709999999999999"/>
          <table:table-cell office:value-type="float" office:value="4.0999999999999996"/>
          <table:table-cell office:value-type="float" office:value="4635"/>
          <table:table-cell office:value-type="float" office:value="5240"/>
          <table:table-cell office:value-type="float" office:value="6063"/>
          <table:table-cell office:value-type="float" office:value="6905"/>
          <table:table-cell office:value-type="float" office:value="8096"/>
          <table:table-cell table:number-columns-repeated="16371"/>
        </table:table-row>
        <table:table-row>
          <table:table-cell office:value-type="string" office:string-value="24 t"/>
          <table:table-cell office:value-type="string" office:string-value="28 t"/>
          <table:table-cell office:value-type="float" office:value="36.299999999999997"/>
          <table:table-cell office:value-type="float" office:value="38.1"/>
          <table:table-cell office:value-type="float" office:value="36.299999999999997"/>
          <table:table-cell office:value-type="float" office:value="33.700000000000003"/>
          <table:table-cell office:value-type="float" office:value="32.673000000000002"/>
          <table:table-cell office:value-type="float" office:value="32.5"/>
          <table:table-cell office:value-type="float" office:value="33540"/>
          <table:table-cell office:value-type="float" office:value="33381"/>
          <table:table-cell office:value-type="float" office:value="33788"/>
          <table:table-cell office:value-type="float" office:value="34109"/>
          <table:table-cell office:value-type="float" office:value="34726"/>
          <table:table-cell table:number-columns-repeated="16371"/>
        </table:table-row>
        <table:table-row>
          <table:table-cell office:value-type="string" office:string-value="28 t"/>
          <table:table-cell office:value-type="string" office:string-value="32 t"/>
          <table:table-cell office:value-type="float" office:value="22.7"/>
          <table:table-cell office:value-type="float" office:value="24.6"/>
          <table:table-cell office:value-type="float" office:value="22.4"/>
          <table:table-cell office:value-type="float" office:value="20.399999999999999"/>
          <table:table-cell office:value-type="float" office:value="19.538"/>
          <table:table-cell office:value-type="float" office:value="19.600000000000001"/>
          <table:table-cell office:value-type="float" office:value="21570"/>
          <table:table-cell office:value-type="float" office:value="21322"/>
          <table:table-cell office:value-type="float" office:value="20884"/>
          <table:table-cell office:value-type="float" office:value="21464"/>
          <table:table-cell office:value-type="float" office:value="21761"/>
          <table:table-cell table:number-columns-repeated="16371"/>
        </table:table-row>
        <table:table-row>
          <table:table-cell office:value-type="string" office:string-value="32 t"/>
          <table:table-cell office:value-type="string" office:string-value="38 t"/>
          <table:table-cell office:value-type="float" office:value="89.7"/>
          <table:table-cell office:value-type="float" office:value="95.5"/>
          <table:table-cell office:value-type="float" office:value="92.2"/>
          <table:table-cell office:value-type="float" office:value="86.2"/>
          <table:table-cell office:value-type="float" office:value="85.319000000000003"/>
          <table:table-cell office:value-type="float" office:value="84.6"/>
          <table:table-cell office:value-type="float" office:value="89204"/>
          <table:table-cell office:value-type="float" office:value="91489"/>
          <table:table-cell office:value-type="float" office:value="92708"/>
          <table:table-cell office:value-type="float" office:value="94464"/>
          <table:table-cell office:value-type="float" office:value="0"/>
          <table:table-cell table:number-columns-repeated="16371"/>
        </table:table-row>
        <table:table-row>
          <table:table-cell office:value-type="string" office:string-value="38 t"/>
          <table:table-cell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string" office:string-value="     -"/>
          <table:table-cell office:value-type="float" office:value="0.2"/>
          <table:table-cell office:value-type="float" office:value="391"/>
          <table:table-cell office:value-type="float" office:value="721"/>
          <table:table-cell office:value-type="float" office:value="1216"/>
          <table:table-cell office:value-type="float" office:value="1915"/>
          <table:table-cell office:value-type="float" office:value="3329"/>
          <table:table-cell table:number-columns-repeated="16371"/>
        </table:table-row>
        <table:table-row>
          <table:table-cell table:number-columns-repeated="16384"/>
        </table:table-row>
        <table:table-row>
          <table:table-cell office:value-type="string" office:string-value="All weights"/>
          <table:table-cell/>
          <table:table-cell office:value-type="float" office:value="461.6"/>
          <table:table-cell office:value-type="float" office:value="478"/>
          <table:table-cell office:value-type="float" office:value="459.7"/>
          <table:table-cell office:value-type="float" office:value="429.6"/>
          <table:table-cell office:value-type="float" office:value="414.94099999999997"/>
          <table:table-cell office:value-type="float" office:value="410.1"/>
          <table:table-cell office:value-type="float" office:value="415676"/>
          <table:table-cell office:value-type="float" office:value="417946"/>
          <table:table-cell office:value-type="float" office:value="420598"/>
          <table:table-cell office:value-type="float" office:value="422415"/>
          <table:table-cell office:value-type="float" office:value="421243"/>
          <table:table-cell table:number-columns-repeated="16371"/>
        </table:table-row>
        <table:table-row table:number-rows-repeated="121">
          <table:table-cell table:number-columns-repeated="16384"/>
        </table:table-row>
        <table:table-row>
          <table:table-cell office:value-type="string" office:string-value="CheckArtic"/>
          <table:table-cell/>
          <table:table-cell office:value-type="float" office:value="98"/>
          <table:table-cell office:value-type="float" office:value="104.5"/>
          <table:table-cell office:value-type="float" office:value="110.4"/>
          <table:table-cell office:value-type="float" office:value="106.6"/>
          <table:table-cell office:value-type="float" office:value="99.6"/>
          <table:table-cell office:value-type="float" office:value="98.741"/>
          <table:table-cell table:number-columns-repeated="16376"/>
        </table:table-row>
        <table:table-row>
          <table:table-cell table:number-columns-repeated="2"/>
          <table:table-cell office:value-type="float" office:value="346.5"/>
          <table:table-cell office:value-type="float" office:value="357.1"/>
          <table:table-cell office:value-type="float" office:value="367.7"/>
          <table:table-cell office:value-type="float" office:value="353.3"/>
          <table:table-cell office:value-type="float" office:value="329.9"/>
          <table:table-cell office:value-type="float" office:value="316.2"/>
          <table:table-cell table:number-columns-repeated="16376"/>
        </table:table-row>
        <table:table-row table:number-rows-repeated="1048405">
          <table:table-cell table:number-columns-repeated="16376"/>
        </table:table-row>
      </table:table>
      <table:table table:name="'file://tslan10/TSGBUPD/WINDATA/EXCEL/michel.xls'#T24" table:style-name="ta2">
        <table:table-source xlink:href="file://tslan10/TSGBUPD/WINDATA/EXCEL/michel.xls" table:table-name="T24" table:mode="copy-results-only"/>
        <table:table-column/>
        <table:table-row>
          <table:table-cell/>
          <table:table-cell office:value-type="string" office:string-value="Table 24 Goods vehicle stock at end of year: 1993 -1998:"/>
          <table:table-cell table:number-columns-repeated="16382"/>
        </table:table-row>
        <table:table-row>
          <table:table-cell/>
          <table:table-cell office:value-type="string" office:string-value="               by gross vehicle weight and axle configuration"/>
          <table:table-cell table:number-columns-repeated="16382"/>
        </table:table-row>
        <table:table-row>
          <table:table-cell table:number-columns-repeated="16384"/>
        </table:table-row>
        <table:table-row>
          <table:table-cell table:number-columns-repeated="15"/>
          <table:table-cell office:value-type="string" office:string-value="  Thousands"/>
          <table:table-cell table:number-columns-repeated="16368"/>
        </table:table-row>
        <table:table-row>
          <table:table-cell table:number-columns-repeated="16384"/>
        </table:table-row>
        <table:table-row>
          <table:table-cell table:number-columns-repeated="3"/>
          <table:table-cell office:value-type="string" office:string-value="Over"/>
          <table:table-cell office:value-type="string" office:string-value="3.5 t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All"/>
          <table:table-cell table:number-columns-repeated="16368"/>
        </table:table-row>
        <table:table-row>
          <table:table-cell/>
          <table:table-cell office:value-type="string" office:string-value="Axles"/>
          <table:table-cell office:value-type="string" office:string-value="Year"/>
          <table:table-cell office:value-type="string" office:string-value="Not over "/>
          <table:table-cell office:value-type="string" office:string-value="7.5 t"/>
          <table:table-cell office:value-type="string" office:string-value="12 t"/>
          <table:table-cell office:value-type="string" office:string-value="16 t"/>
          <table:table-cell office:value-type="string" office:string-value="20 t"/>
          <table:table-cell office:value-type="string" office:string-value="24 t"/>
          <table:table-cell office:value-type="string" office:string-value="28 t"/>
          <table:table-cell office:value-type="string" office:string-value="32 t"/>
          <table:table-cell office:value-type="string" office:string-value="33 t"/>
          <table:table-cell office:value-type="string" office:string-value="37 t"/>
          <table:table-cell office:value-type="string" office:string-value="38 t"/>
          <table:table-cell office:value-type="string" office:string-value="       "/>
          <table:table-cell office:value-type="string" office:string-value="weights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Rigid vehicles"/>
          <table:table-cell table:number-columns-repeated="16382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/>
          <table:table-cell office:value-type="float" office:value="151.30000000000001"/>
          <table:table-cell office:value-type="float" office:value="16.600000000000001"/>
          <table:table-cell office:value-type="float" office:value="23.5"/>
          <table:table-cell office:value-type="float" office:value="75.400000000000006"/>
          <table:table-cell office:value-type="float" office:value="0.1"/>
          <table:table-cell office:value-type="float" office:value="0.2"/>
          <table:table-cell office:value-type="float" office:value="0.2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268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119"/>
          <table:table-cell office:value-type="float" office:value="15912"/>
          <table:table-cell office:value-type="float" office:value="22647"/>
          <table:table-cell office:value-type="float" office:value="75273"/>
          <table:table-cell office:value-type="float" office:value="54"/>
          <table:table-cell office:value-type="float" office:value="205"/>
          <table:table-cell office:value-type="float" office:value="145"/>
          <table:table-cell office:value-type="float" office:value="163"/>
          <table:table-cell office:value-type="float" office:value="232"/>
          <table:table-cell office:value-type="float" office:value="14"/>
          <table:table-cell office:value-type="float" office:value="178"/>
          <table:table-cell office:value-type="float" office:value="264942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683"/>
          <table:table-cell office:value-type="float" office:value="15926"/>
          <table:table-cell office:value-type="float" office:value="22783"/>
          <table:table-cell office:value-type="float" office:value="73542"/>
          <table:table-cell office:value-type="float" office:value="2"/>
          <table:table-cell office:value-type="float" office:value="5"/>
          <table:table-cell office:value-type="float" office:value="8"/>
          <table:table-cell office:value-type="float" office:value="21"/>
          <table:table-cell office:value-type="float" office:value="0"/>
          <table:table-cell office:value-type="float" office:value="3"/>
          <table:table-cell office:value-type="float" office:value="1"/>
          <table:table-cell office:value-type="float" office:value="263087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099"/>
          <table:table-cell office:value-type="float" office:value="15655"/>
          <table:table-cell office:value-type="float" office:value="21917"/>
          <table:table-cell office:value-type="float" office:value="7256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6323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758"/>
          <table:table-cell office:value-type="float" office:value="15285"/>
          <table:table-cell office:value-type="float" office:value="21297"/>
          <table:table-cell office:value-type="float" office:value="70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6113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589"/>
          <table:table-cell office:value-type="float" office:value="14549"/>
          <table:table-cell office:value-type="float" office:value="20493"/>
          <table:table-cell office:value-type="float" office:value="0"/>
          <table:table-cell office:value-type="float" office:value="68434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0"/>
          <table:table-cell office:value-type="float" office:value="259069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/>
          <table:table-cell office:value-type="float" office:value="0.1"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float" office:value="2.9"/>
          <table:table-cell office:value-type="float" office:value="22.8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26.1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57"/>
          <table:table-cell office:value-type="float" office:value="24"/>
          <table:table-cell office:value-type="float" office:value="33"/>
          <table:table-cell office:value-type="float" office:value="414"/>
          <table:table-cell office:value-type="float" office:value="3336"/>
          <table:table-cell office:value-type="float" office:value="23582"/>
          <table:table-cell office:value-type="float" office:value="4"/>
          <table:table-cell office:value-type="float" office:value="5"/>
          <table:table-cell office:value-type="float" office:value="0"/>
          <table:table-cell office:value-type="float" office:value="4"/>
          <table:table-cell office:value-type="float" office:value="9"/>
          <table:table-cell office:value-type="float" office:value="27468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72"/>
          <table:table-cell office:value-type="float" office:value="52"/>
          <table:table-cell office:value-type="float" office:value="63"/>
          <table:table-cell office:value-type="float" office:value="441"/>
          <table:table-cell office:value-type="float" office:value="3916"/>
          <table:table-cell office:value-type="float" office:value="23283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4"/>
          <table:table-cell office:value-type="float" office:value="0"/>
          <table:table-cell office:value-type="float" office:value="27839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17"/>
          <table:table-cell office:value-type="float" office:value="77"/>
          <table:table-cell office:value-type="float" office:value="61"/>
          <table:table-cell office:value-type="float" office:value="449"/>
          <table:table-cell office:value-type="float" office:value="4646"/>
          <table:table-cell office:value-type="float" office:value="234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8808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29"/>
          <table:table-cell office:value-type="float" office:value="79"/>
          <table:table-cell office:value-type="float" office:value="62"/>
          <table:table-cell office:value-type="float" office:value="457"/>
          <table:table-cell office:value-type="float" office:value="5375"/>
          <table:table-cell office:value-type="float" office:value="23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985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8"/>
          <table:table-cell office:value-type="float" office:value="78"/>
          <table:table-cell office:value-type="float" office:value="67"/>
          <table:table-cell office:value-type="float" office:value="522"/>
          <table:table-cell office:value-type="float" office:value="6286"/>
          <table:table-cell office:value-type="float" office:value="2435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443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4 Axles"/>
          <table:table-cell office:value-type="string" office:string-value="1993"/>
          <table:table-cell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0.1"/>
          <table:table-cell office:value-type="float" office:value="18.3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string" office:string-value="-"/>
          <table:table-cell office:value-type="float" office:value="18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32"/>
          <table:table-cell office:value-type="float" office:value="8"/>
          <table:table-cell office:value-type="float" office:value="4"/>
          <table:table-cell office:value-type="float" office:value="16"/>
          <table:table-cell office:value-type="float" office:value="31"/>
          <table:table-cell office:value-type="float" office:value="177"/>
          <table:table-cell office:value-type="float" office:value="19706"/>
          <table:table-cell office:value-type="float" office:value="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97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47"/>
          <table:table-cell office:value-type="float" office:value="11"/>
          <table:table-cell office:value-type="float" office:value="230"/>
          <table:table-cell office:value-type="float" office:value="57"/>
          <table:table-cell office:value-type="float" office:value="24"/>
          <table:table-cell office:value-type="float" office:value="126"/>
          <table:table-cell office:value-type="float" office:value="19111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60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56"/>
          <table:table-cell office:value-type="float" office:value="17"/>
          <table:table-cell office:value-type="float" office:value="210"/>
          <table:table-cell office:value-type="float" office:value="55"/>
          <table:table-cell office:value-type="float" office:value="23"/>
          <table:table-cell office:value-type="float" office:value="127"/>
          <table:table-cell office:value-type="float" office:value="18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892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5"/>
          <table:table-cell office:value-type="float" office:value="21"/>
          <table:table-cell office:value-type="float" office:value="163"/>
          <table:table-cell office:value-type="float" office:value="54"/>
          <table:table-cell office:value-type="float" office:value="28"/>
          <table:table-cell office:value-type="float" office:value="170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22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59"/>
          <table:table-cell office:value-type="float" office:value="19"/>
          <table:table-cell office:value-type="float" office:value="149"/>
          <table:table-cell office:value-type="float" office:value="53"/>
          <table:table-cell office:value-type="float" office:value="26"/>
          <table:table-cell office:value-type="float" office:value="186"/>
          <table:table-cell office:value-type="float" office:value="18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9382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/>
          <table:table-cell office:value-type="float" office:value="151.4"/>
          <table:table-cell office:value-type="float" office:value="16.600000000000001"/>
          <table:table-cell office:value-type="float" office:value="23.5"/>
          <table:table-cell office:value-type="float" office:value="75.599999999999994"/>
          <table:table-cell office:value-type="float" office:value="3"/>
          <table:table-cell office:value-type="float" office:value="23.2"/>
          <table:table-cell office:value-type="float" office:value="18.5"/>
          <table:table-cell office:value-type="float" office:value="0.2"/>
          <table:table-cell office:value-type="float" office:value="0.3"/>
          <table:table-cell office:value-type="string" office:string-value="-"/>
          <table:table-cell office:value-type="float" office:value="0.2"/>
          <table:table-cell office:value-type="float" office:value="312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50208"/>
          <table:table-cell office:value-type="float" office:value="15944"/>
          <table:table-cell office:value-type="float" office:value="22684"/>
          <table:table-cell office:value-type="float" office:value="75703"/>
          <table:table-cell office:value-type="float" office:value="3421"/>
          <table:table-cell office:value-type="float" office:value="23964"/>
          <table:table-cell office:value-type="float" office:value="19855"/>
          <table:table-cell office:value-type="float" office:value="171"/>
          <table:table-cell office:value-type="float" office:value="232"/>
          <table:table-cell office:value-type="float" office:value="18"/>
          <table:table-cell office:value-type="float" office:value="187"/>
          <table:table-cell office:value-type="float" office:value="3123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50802"/>
          <table:table-cell office:value-type="float" office:value="15989"/>
          <table:table-cell office:value-type="float" office:value="23076"/>
          <table:table-cell office:value-type="float" office:value="74040"/>
          <table:table-cell office:value-type="float" office:value="3942"/>
          <table:table-cell office:value-type="float" office:value="23414"/>
          <table:table-cell office:value-type="float" office:value="19119"/>
          <table:table-cell office:value-type="float" office:value="26"/>
          <table:table-cell office:value-type="float" office:value="0"/>
          <table:table-cell office:value-type="float" office:value="7"/>
          <table:table-cell office:value-type="float" office:value="1"/>
          <table:table-cell office:value-type="float" office:value="310534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3272"/>
          <table:table-cell office:value-type="float" office:value="15749"/>
          <table:table-cell office:value-type="float" office:value="22188"/>
          <table:table-cell office:value-type="float" office:value="73064"/>
          <table:table-cell office:value-type="float" office:value="4670"/>
          <table:table-cell office:value-type="float" office:value="23585"/>
          <table:table-cell office:value-type="float" office:value="18435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31096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53942"/>
          <table:table-cell office:value-type="float" office:value="15385"/>
          <table:table-cell office:value-type="float" office:value="21522"/>
          <table:table-cell office:value-type="float" office:value="71307"/>
          <table:table-cell office:value-type="float" office:value="5403"/>
          <table:table-cell office:value-type="float" office:value="23926"/>
          <table:table-cell office:value-type="float" office:value="1873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310223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55786"/>
          <table:table-cell office:value-type="float" office:value="14646"/>
          <table:table-cell office:value-type="float" office:value="20709"/>
          <table:table-cell office:value-type="float" office:value="69009"/>
          <table:table-cell office:value-type="float" office:value="6313"/>
          <table:table-cell office:value-type="float" office:value="24538"/>
          <table:table-cell office:value-type="float" office:value="18890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0"/>
          <table:table-cell office:value-type="float" office:value="309894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rticulated vehicles"/>
          <table:table-cell table:number-columns-repeated="16382"/>
        </table:table-row>
        <table:table-row>
          <table:table-cell/>
          <table:table-cell office:value-type="string" office:string-value="2 Axle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1"/>
          <table:table-cell office:value-type="float" office:value="1.1000000000000001"/>
          <table:table-cell office:value-type="float" office:value="17.7"/>
          <table:table-cell office:value-type="float" office:value="1.3"/>
          <table:table-cell office:value-type="float" office:value="35.9"/>
          <table:table-cell office:value-type="string" office:string-value="-"/>
          <table:table-cell office:value-type="float" office:value="68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171"/>
          <table:table-cell office:value-type="float" office:value="29"/>
          <table:table-cell office:value-type="float" office:value="70"/>
          <table:table-cell office:value-type="float" office:value="1494"/>
          <table:table-cell office:value-type="float" office:value="1192"/>
          <table:table-cell office:value-type="float" office:value="9434"/>
          <table:table-cell office:value-type="float" office:value="1674"/>
          <table:table-cell office:value-type="float" office:value="16604"/>
          <table:table-cell office:value-type="float" office:value="1146"/>
          <table:table-cell office:value-type="float" office:value="39185"/>
          <table:table-cell office:value-type="float" office:value="0"/>
          <table:table-cell office:value-type="float" office:value="70999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154"/>
          <table:table-cell office:value-type="float" office:value="28"/>
          <table:table-cell office:value-type="float" office:value="65"/>
          <table:table-cell office:value-type="float" office:value="1355"/>
          <table:table-cell office:value-type="float" office:value="1248"/>
          <table:table-cell office:value-type="float" office:value="9638"/>
          <table:table-cell office:value-type="float" office:value="2125"/>
          <table:table-cell office:value-type="float" office:value="14244"/>
          <table:table-cell office:value-type="float" office:value="1235"/>
          <table:table-cell office:value-type="float" office:value="42194"/>
          <table:table-cell office:value-type="float" office:value="2"/>
          <table:table-cell office:value-type="float" office:value="72288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151"/>
          <table:table-cell office:value-type="float" office:value="21"/>
          <table:table-cell office:value-type="float" office:value="48"/>
          <table:table-cell office:value-type="float" office:value="1264"/>
          <table:table-cell office:value-type="float" office:value="1328"/>
          <table:table-cell office:value-type="float" office:value="9686"/>
          <table:table-cell office:value-type="float" office:value="2354"/>
          <table:table-cell office:value-type="float" office:value="12477"/>
          <table:table-cell office:value-type="float" office:value="1324"/>
          <table:table-cell office:value-type="float" office:value="44199"/>
          <table:table-cell office:value-type="float" office:value="1"/>
          <table:table-cell office:value-type="float" office:value="72853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41"/>
          <table:table-cell office:value-type="float" office:value="24"/>
          <table:table-cell office:value-type="float" office:value="39"/>
          <table:table-cell office:value-type="float" office:value="1078"/>
          <table:table-cell office:value-type="float" office:value="1445"/>
          <table:table-cell office:value-type="float" office:value="9777"/>
          <table:table-cell office:value-type="float" office:value="2622"/>
          <table:table-cell office:value-type="float" office:value="11219"/>
          <table:table-cell office:value-type="float" office:value="1394"/>
          <table:table-cell office:value-type="float" office:value="46236"/>
          <table:table-cell office:value-type="float" office:value="2"/>
          <table:table-cell office:value-type="float" office:value="73977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39"/>
          <table:table-cell office:value-type="float" office:value="25"/>
          <table:table-cell office:value-type="float" office:value="36"/>
          <table:table-cell office:value-type="float" office:value="793"/>
          <table:table-cell office:value-type="float" office:value="1728"/>
          <table:table-cell office:value-type="float" office:value="9836"/>
          <table:table-cell office:value-type="float" office:value="2745"/>
          <table:table-cell office:value-type="float" office:value="9618"/>
          <table:table-cell office:value-type="float" office:value="1481"/>
          <table:table-cell office:value-type="float" office:value="45331"/>
          <table:table-cell office:value-type="float" office:value="323"/>
          <table:table-cell office:value-type="float" office:value="722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3 Axles"/>
          <table:table-cell office:value-type="string" office:string-value="1993"/>
          <table:table-cell table:number-columns-repeated="2"/>
          <table:table-cell office:value-type="string" office:string-value="-"/>
          <table:table-cell/>
          <table:table-cell office:value-type="string" office:string-value="-"/>
          <table:table-cell office:value-type="string" office:string-value="-"/>
          <table:table-cell office:value-type="float" office:value="0.2"/>
          <table:table-cell office:value-type="string" office:string-value="-"/>
          <table:table-cell office:value-type="float" office:value="0.4"/>
          <table:table-cell office:value-type="float" office:value="0.2"/>
          <table:table-cell office:value-type="float" office:value="28.5"/>
          <table:table-cell office:value-type="string" office:string-value="-"/>
          <table:table-cell office:value-type="float" office:value="29.3"/>
          <table:table-cell table:number-columns-repeated="16368"/>
        </table:table-row>
        <table:table-row>
          <table:table-cell/>
          <table:table-cell office:value-type="string" office:string-value="tractive"/>
          <table:table-cell office:value-type="string" office:string-value="1994"/>
          <table:table-cell/>
          <table:table-cell office:value-type="float" office:value="20"/>
          <table:table-cell office:value-type="float" office:value="4"/>
          <table:table-cell office:value-type="float" office:value="0"/>
          <table:table-cell office:value-type="float" office:value="9"/>
          <table:table-cell office:value-type="float" office:value="22"/>
          <table:table-cell office:value-type="float" office:value="142"/>
          <table:table-cell office:value-type="float" office:value="41"/>
          <table:table-cell office:value-type="float" office:value="431"/>
          <table:table-cell office:value-type="float" office:value="194"/>
          <table:table-cell office:value-type="float" office:value="31221"/>
          <table:table-cell office:value-type="float" office:value="204"/>
          <table:table-cell office:value-type="float" office:value="32288"/>
          <table:table-cell table:number-columns-repeated="16368"/>
        </table:table-row>
        <table:table-row>
          <table:table-cell/>
          <table:table-cell office:value-type="string" office:string-value="units"/>
          <table:table-cell office:value-type="string" office:string-value="1995"/>
          <table:table-cell/>
          <table:table-cell office:value-type="float" office:value="38"/>
          <table:table-cell office:value-type="float" office:value="24"/>
          <table:table-cell office:value-type="float" office:value="23"/>
          <table:table-cell office:value-type="float" office:value="59"/>
          <table:table-cell office:value-type="float" office:value="49"/>
          <table:table-cell office:value-type="float" office:value="328"/>
          <table:table-cell office:value-type="float" office:value="78"/>
          <table:table-cell office:value-type="float" office:value="506"/>
          <table:table-cell office:value-type="float" office:value="202"/>
          <table:table-cell office:value-type="float" office:value="33070"/>
          <table:table-cell office:value-type="float" office:value="718"/>
          <table:table-cell office:value-type="float" office:value="35095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62"/>
          <table:table-cell office:value-type="float" office:value="26"/>
          <table:table-cell office:value-type="float" office:value="32"/>
          <table:table-cell office:value-type="float" office:value="62"/>
          <table:table-cell office:value-type="float" office:value="65"/>
          <table:table-cell office:value-type="float" office:value="516"/>
          <table:table-cell office:value-type="float" office:value="90"/>
          <table:table-cell office:value-type="float" office:value="475"/>
          <table:table-cell office:value-type="float" office:value="204"/>
          <table:table-cell office:value-type="float" office:value="34027"/>
          <table:table-cell office:value-type="float" office:value="1215"/>
          <table:table-cell office:value-type="float" office:value="36774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53"/>
          <table:table-cell office:value-type="float" office:value="16"/>
          <table:table-cell office:value-type="float" office:value="18"/>
          <table:table-cell office:value-type="float" office:value="32"/>
          <table:table-cell office:value-type="float" office:value="57"/>
          <table:table-cell office:value-type="float" office:value="404"/>
          <table:table-cell office:value-type="float" office:value="104"/>
          <table:table-cell office:value-type="float" office:value="382"/>
          <table:table-cell office:value-type="float" office:value="270"/>
          <table:table-cell office:value-type="float" office:value="34963"/>
          <table:table-cell office:value-type="float" office:value="1912"/>
          <table:table-cell office:value-type="float" office:value="38211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48"/>
          <table:table-cell office:value-type="float" office:value="12"/>
          <table:table-cell office:value-type="float" office:value="15"/>
          <table:table-cell office:value-type="float" office:value="24"/>
          <table:table-cell office:value-type="float" office:value="55"/>
          <table:table-cell office:value-type="float" office:value="0"/>
          <table:table-cell office:value-type="float" office:value="126"/>
          <table:table-cell office:value-type="float" office:value="477"/>
          <table:table-cell office:value-type="float" office:value="318"/>
          <table:table-cell office:value-type="float" office:value="34848"/>
          <table:table-cell office:value-type="float" office:value="3006"/>
          <table:table-cell office:value-type="float" office:value="39355"/>
          <table:table-cell table:number-columns-repeated="16368"/>
        </table:table-row>
        <table:table-row>
          <table:table-cell table:number-columns-repeated="16384"/>
        </table:table-row>
        <table:table-row>
          <table:table-cell/>
          <table:table-cell office:value-type="string" office:string-value="All"/>
          <table:table-cell office:value-type="string" office:string-value="1993"/>
          <table:table-cell table:number-columns-repeated="2"/>
          <table:table-cell office:value-type="float" office:value="0.3"/>
          <table:table-cell/>
          <table:table-cell office:value-type="float" office:value="1.7"/>
          <table:table-cell office:value-type="float" office:value="1.1000000000000001"/>
          <table:table-cell office:value-type="float" office:value="9.3000000000000007"/>
          <table:table-cell office:value-type="float" office:value="1.1000000000000001"/>
          <table:table-cell office:value-type="float" office:value="18.100000000000001"/>
          <table:table-cell office:value-type="float" office:value="1.5"/>
          <table:table-cell office:value-type="float" office:value="64.400000000000006"/>
          <table:table-cell office:value-type="string" office:string-value="-"/>
          <table:table-cell office:value-type="float" office:value="97.5"/>
          <table:table-cell table:number-columns-repeated="16368"/>
        </table:table-row>
        <table:table-row>
          <table:table-cell table:number-columns-repeated="2"/>
          <table:table-cell office:value-type="string" office:string-value="1994"/>
          <table:table-cell/>
          <table:table-cell office:value-type="float" office:value="191"/>
          <table:table-cell office:value-type="float" office:value="33"/>
          <table:table-cell office:value-type="float" office:value="70"/>
          <table:table-cell office:value-type="float" office:value="1503"/>
          <table:table-cell office:value-type="float" office:value="1214"/>
          <table:table-cell office:value-type="float" office:value="9576"/>
          <table:table-cell office:value-type="float" office:value="1715"/>
          <table:table-cell office:value-type="float" office:value="17035"/>
          <table:table-cell office:value-type="float" office:value="1340"/>
          <table:table-cell office:value-type="float" office:value="70406"/>
          <table:table-cell office:value-type="float" office:value="204"/>
          <table:table-cell office:value-type="float" office:value="103287"/>
          <table:table-cell table:number-columns-repeated="16368"/>
        </table:table-row>
        <table:table-row>
          <table:table-cell table:number-columns-repeated="2"/>
          <table:table-cell office:value-type="string" office:string-value="1995"/>
          <table:table-cell/>
          <table:table-cell office:value-type="float" office:value="199"/>
          <table:table-cell office:value-type="float" office:value="60"/>
          <table:table-cell office:value-type="float" office:value="91"/>
          <table:table-cell office:value-type="float" office:value="1418"/>
          <table:table-cell office:value-type="float" office:value="1298"/>
          <table:table-cell office:value-type="float" office:value="9967"/>
          <table:table-cell office:value-type="float" office:value="2203"/>
          <table:table-cell office:value-type="float" office:value="14751"/>
          <table:table-cell office:value-type="float" office:value="1437"/>
          <table:table-cell office:value-type="float" office:value="75268"/>
          <table:table-cell office:value-type="float" office:value="720"/>
          <table:table-cell office:value-type="float" office:value="107412"/>
          <table:table-cell table:number-columns-repeated="16368"/>
        </table:table-row>
        <table:table-row>
          <table:table-cell table:number-columns-repeated="2"/>
          <table:table-cell office:value-type="float" office:value="1996"/>
          <table:table-cell/>
          <table:table-cell office:value-type="float" office:value="213"/>
          <table:table-cell office:value-type="float" office:value="47"/>
          <table:table-cell office:value-type="float" office:value="80"/>
          <table:table-cell office:value-type="float" office:value="1326"/>
          <table:table-cell office:value-type="float" office:value="1393"/>
          <table:table-cell office:value-type="float" office:value="10202"/>
          <table:table-cell office:value-type="float" office:value="2444"/>
          <table:table-cell office:value-type="float" office:value="12952"/>
          <table:table-cell office:value-type="float" office:value="1528"/>
          <table:table-cell office:value-type="float" office:value="78226"/>
          <table:table-cell office:value-type="float" office:value="1216"/>
          <table:table-cell office:value-type="float" office:value="109627"/>
          <table:table-cell table:number-columns-repeated="16368"/>
        </table:table-row>
        <table:table-row>
          <table:table-cell table:number-columns-repeated="2"/>
          <table:table-cell office:value-type="float" office:value="1997"/>
          <table:table-cell/>
          <table:table-cell office:value-type="float" office:value="194"/>
          <table:table-cell office:value-type="float" office:value="40"/>
          <table:table-cell office:value-type="float" office:value="57"/>
          <table:table-cell office:value-type="float" office:value="1110"/>
          <table:table-cell office:value-type="float" office:value="1502"/>
          <table:table-cell office:value-type="float" office:value="10181"/>
          <table:table-cell office:value-type="float" office:value="2726"/>
          <table:table-cell office:value-type="float" office:value="11601"/>
          <table:table-cell office:value-type="float" office:value="1664"/>
          <table:table-cell office:value-type="float" office:value="81199"/>
          <table:table-cell office:value-type="float" office:value="1914"/>
          <table:table-cell office:value-type="float" office:value="112188"/>
          <table:table-cell table:number-columns-repeated="16368"/>
        </table:table-row>
        <table:table-row>
          <table:table-cell table:number-columns-repeated="2"/>
          <table:table-cell office:value-type="float" office:value="1998"/>
          <table:table-cell/>
          <table:table-cell office:value-type="float" office:value="187"/>
          <table:table-cell office:value-type="float" office:value="37"/>
          <table:table-cell office:value-type="float" office:value="51"/>
          <table:table-cell office:value-type="float" office:value="817"/>
          <table:table-cell office:value-type="float" office:value="1783"/>
          <table:table-cell office:value-type="float" office:value="10187"/>
          <table:table-cell office:value-type="float" office:value="2871"/>
          <table:table-cell office:value-type="float" office:value="10095"/>
          <table:table-cell office:value-type="float" office:value="1799"/>
          <table:table-cell office:value-type="float" office:value="80179"/>
          <table:table-cell office:value-type="float" office:value="3329"/>
          <table:table-cell office:value-type="float" office:value="111335"/>
          <table:table-cell table:number-columns-repeated="16368"/>
        </table:table-row>
        <table:table-row table:number-rows-repeated="12"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office:value-type="float" office:value="3"/>
          <table:table-cell office:value-type="float" office:value="112"/>
          <table:table-cell office:value-type="float" office:value="366"/>
          <table:table-cell office:value-type="float" office:value="3645"/>
          <table:table-cell office:value-type="float" office:value="14"/>
          <table:table-cell office:value-type="float" office:value="29"/>
          <table:table-cell office:value-type="float" office:value="2"/>
          <table:table-cell office:value-type="float" office:value="40"/>
          <table:table-cell office:value-type="float" office:value="0"/>
          <table:table-cell office:value-type="float" office:value="4214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1"/>
          <table:table-cell office:value-type="float" office:value="25"/>
          <table:table-cell office:value-type="float" office:value="65"/>
          <table:table-cell office:value-type="float" office:value="332"/>
          <table:table-cell office:value-type="float" office:value="172"/>
          <table:table-cell office:value-type="float" office:value="601"/>
          <table:table-cell office:value-type="float" office:value="1166"/>
          <table:table-cell office:value-type="float" office:value="41213"/>
          <table:table-cell office:value-type="float" office:value="1"/>
          <table:table-cell office:value-type="float" office:value="43577"/>
          <table:table-cell table:number-columns-repeated="16368"/>
        </table:table-row>
        <table:table-row>
          <table:table-cell table:number-columns-repeated="4"/>
          <table:table-cell office:value-type="float" office:value="150"/>
          <table:table-cell office:value-type="float" office:value="28"/>
          <table:table-cell office:value-type="float" office:value="61"/>
          <table:table-cell office:value-type="float" office:value="1218"/>
          <table:table-cell office:value-type="float" office:value="817"/>
          <table:table-cell office:value-type="float" office:value="5661"/>
          <table:table-cell office:value-type="float" office:value="1939"/>
          <table:table-cell office:value-type="float" office:value="13614"/>
          <table:table-cell office:value-type="float" office:value="67"/>
          <table:table-cell office:value-type="float" office:value="941"/>
          <table:table-cell office:value-type="float" office:value="1"/>
          <table:table-cell office:value-type="float" office:value="24497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2"/>
          <table:table-cell office:value-type="float" office:value="1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40"/>
          <table:table-cell office:value-type="float" office:value="26"/>
          <table:table-cell office:value-type="float" office:value="266"/>
          <table:table-cell office:value-type="float" office:value="128"/>
          <table:table-cell office:value-type="float" office:value="30"/>
          <table:table-cell office:value-type="float" office:value="2"/>
          <table:table-cell office:value-type="float" office:value="496"/>
          <table:table-cell table:number-columns-repeated="16368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office:value-type="float" office:value="1"/>
          <table:table-cell office:value-type="float" office:value="2"/>
          <table:table-cell office:value-type="float" office:value="5"/>
          <table:table-cell office:value-type="float" office:value="19"/>
          <table:table-cell office:value-type="float" office:value="4"/>
          <table:table-cell office:value-type="float" office:value="97"/>
          <table:table-cell office:value-type="float" office:value="50"/>
          <table:table-cell office:value-type="float" office:value="18199"/>
          <table:table-cell office:value-type="float" office:value="406"/>
          <table:table-cell office:value-type="float" office:value="18783"/>
          <table:table-cell table:number-columns-repeated="16368"/>
        </table:table-row>
        <table:table-row>
          <table:table-cell table:number-columns-repeated="4"/>
          <table:table-cell office:value-type="float" office:value="36"/>
          <table:table-cell office:value-type="float" office:value="23"/>
          <table:table-cell office:value-type="float" office:value="22"/>
          <table:table-cell office:value-type="float" office:value="57"/>
          <table:table-cell office:value-type="float" office:value="43"/>
          <table:table-cell office:value-type="float" office:value="269"/>
          <table:table-cell office:value-type="float" office:value="48"/>
          <table:table-cell office:value-type="float" office:value="143"/>
          <table:table-cell office:value-type="float" office:value="24"/>
          <table:table-cell office:value-type="float" office:value="14841"/>
          <table:table-cell office:value-type="float" office:value="310"/>
          <table:table-cell office:value-type="float" office:value="15816"/>
          <table:table-cell table:number-columns-repeated="16368"/>
        </table:table-row>
        <table:table-row table:number-rows-repeated="3">
          <table:table-cell table:number-columns-repeated="16384"/>
        </table:table-row>
        <table:table-row>
          <table:table-cell table:number-columns-repeated="4"/>
          <table:table-cell office:value-type="float" office:value="5"/>
          <table:table-cell office:value-type="float" office:value="1"/>
          <table:table-cell office:value-type="float" office:value="3"/>
          <table:table-cell office:value-type="float" office:value="112"/>
          <table:table-cell office:value-type="float" office:value="367"/>
          <table:table-cell office:value-type="float" office:value="3685"/>
          <table:table-cell office:value-type="float" office:value="40"/>
          <table:table-cell office:value-type="float" office:value="295"/>
          <table:table-cell office:value-type="float" office:value="130"/>
          <table:table-cell office:value-type="float" office:value="70"/>
          <table:table-cell office:value-type="float" office:value="2"/>
          <table:table-cell office:value-type="float" office:value="4710"/>
          <table:table-cell table:number-columns-repeated="16368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office:value-type="float" office:value="2"/>
          <table:table-cell office:value-type="float" office:value="27"/>
          <table:table-cell office:value-type="float" office:value="70"/>
          <table:table-cell office:value-type="float" office:value="351"/>
          <table:table-cell office:value-type="float" office:value="176"/>
          <table:table-cell office:value-type="float" office:value="698"/>
          <table:table-cell office:value-type="float" office:value="1216"/>
          <table:table-cell office:value-type="float" office:value="59412"/>
          <table:table-cell office:value-type="float" office:value="407"/>
          <table:table-cell office:value-type="float" office:value="62360"/>
          <table:table-cell table:number-columns-repeated="16368"/>
        </table:table-row>
        <table:table-row>
          <table:table-cell table:number-columns-repeated="4"/>
          <table:table-cell office:value-type="float" office:value="186"/>
          <table:table-cell office:value-type="float" office:value="51"/>
          <table:table-cell office:value-type="float" office:value="83"/>
          <table:table-cell office:value-type="float" office:value="1275"/>
          <table:table-cell office:value-type="float" office:value="860"/>
          <table:table-cell office:value-type="float" office:value="5930"/>
          <table:table-cell office:value-type="float" office:value="1987"/>
          <table:table-cell office:value-type="float" office:value="13757"/>
          <table:table-cell office:value-type="float" office:value="91"/>
          <table:table-cell office:value-type="float" office:value="15782"/>
          <table:table-cell office:value-type="float" office:value="311"/>
          <table:table-cell office:value-type="float" office:value="40313"/>
          <table:table-cell table:number-columns-repeated="16368"/>
        </table:table-row>
        <table:table-row table:number-rows-repeated="1048490">
          <table:table-cell table:number-columns-repeated="16368"/>
        </table:table-row>
      </table:table>
      <table:table table:name="'file://tslan10/TSGBUPD/WINDATA/EXCEL/michel.xls'#Sheet1" table:style-name="ta2">
        <table:table-source xlink:href="file://tslan10/TSGBUPD/WINDATA/EXCEL/michel.xls" table:table-name="Shee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WINDATA/EXCEL/michel.xls'#Sheet2" table:style-name="ta2">
        <table:table-source xlink:href="file://tslan10/TSGBUPD/WINDATA/EXCEL/michel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WINDATA/EXCEL/michel.xls'#Sheet3" table:style-name="ta2">
        <table:table-source xlink:href="file://tslan10/TSGBUPD/WINDATA/EXCEL/michel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Allvls/Vls99/Allvls/VLS98/TERESA.XLS'#Teresa" table:style-name="ta2">
        <table:table-source xlink:href="file:///C:/Allvls/Vls99/Allvls/VLS98/TERESA.XLS" table:table-name="Tere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Allvls/Vls99/Allvls/VLS98/TERESA.XLS'#Sheet5" table:style-name="ta2">
        <table:table-source xlink:href="file:///C:/Allvls/Vls99/Allvls/VLS98/TERESA.XLS" table:table-name="Sheet5" table:mode="copy-results-only"/>
        <table:table-column/>
        <table:table-row table:number-rows-repeated="3">
          <table:table-cell table:number-columns-repeated="16384"/>
        </table:table-row>
        <table:table-row>
          <table:table-cell table:number-columns-repeated="16"/>
          <table:table-cell office:value-type="float" office:value="13367"/>
          <table:table-cell table:number-columns-repeated="16367"/>
        </table:table-row>
        <table:table-row>
          <table:table-cell table:number-columns-repeated="16"/>
          <table:table-cell office:value-type="float" office:value="316"/>
          <table:table-cell table:number-columns-repeated="16367"/>
        </table:table-row>
        <table:table-row>
          <table:table-cell table:number-columns-repeated="16"/>
          <table:table-cell office:value-type="float" office:value="155"/>
          <table:table-cell table:number-columns-repeated="16367"/>
        </table:table-row>
        <table:table-row>
          <table:table-cell table:number-columns-repeated="16"/>
          <table:table-cell office:value-type="float" office:value="430"/>
          <table:table-cell table:number-columns-repeated="16367"/>
        </table:table-row>
        <table:table-row>
          <table:table-cell table:number-columns-repeated="16"/>
          <table:table-cell office:value-type="float" office:value="694"/>
          <table:table-cell table:number-columns-repeated="16367"/>
        </table:table-row>
        <table:table-row>
          <table:table-cell table:number-columns-repeated="16"/>
          <table:table-cell office:value-type="float" office:value="593"/>
          <table:table-cell table:number-columns-repeated="16367"/>
        </table:table-row>
        <table:table-row>
          <table:table-cell table:number-columns-repeated="16"/>
          <table:table-cell office:value-type="float" office:value="1304"/>
          <table:table-cell table:number-columns-repeated="16367"/>
        </table:table-row>
        <table:table-row>
          <table:table-cell table:number-columns-repeated="16"/>
          <table:table-cell office:value-type="float" office:value="1149"/>
          <table:table-cell table:number-columns-repeated="16367"/>
        </table:table-row>
        <table:table-row>
          <table:table-cell table:number-columns-repeated="16"/>
          <table:table-cell office:value-type="float" office:value="435"/>
          <table:table-cell table:number-columns-repeated="16367"/>
        </table:table-row>
        <table:table-row>
          <table:table-cell table:number-columns-repeated="16"/>
          <table:table-cell office:value-type="float" office:value="513"/>
          <table:table-cell table:number-columns-repeated="16367"/>
        </table:table-row>
        <table:table-row>
          <table:table-cell table:number-columns-repeated="16"/>
          <table:table-cell office:value-type="float" office:value="485"/>
          <table:table-cell table:number-columns-repeated="16367"/>
        </table:table-row>
        <table:table-row>
          <table:table-cell table:number-columns-repeated="16"/>
          <table:table-cell office:value-type="float" office:value="867"/>
          <table:table-cell table:number-columns-repeated="16367"/>
        </table:table-row>
        <table:table-row>
          <table:table-cell table:number-columns-repeated="16"/>
          <table:table-cell office:value-type="float" office:value="144"/>
          <table:table-cell table:number-columns-repeated="16367"/>
        </table:table-row>
        <table:table-row>
          <table:table-cell table:number-columns-repeated="16"/>
          <table:table-cell office:value-type="float" office:value="501"/>
          <table:table-cell table:number-columns-repeated="16367"/>
        </table:table-row>
        <table:table-row>
          <table:table-cell table:number-columns-repeated="16"/>
          <table:table-cell office:value-type="float" office:value="423"/>
          <table:table-cell table:number-columns-repeated="16367"/>
        </table:table-row>
        <table:table-row>
          <table:table-cell table:number-columns-repeated="16"/>
          <table:table-cell office:value-type="float" office:value="875"/>
          <table:table-cell table:number-columns-repeated="16367"/>
        </table:table-row>
        <table:table-row>
          <table:table-cell table:number-columns-repeated="16"/>
          <table:table-cell office:value-type="float" office:value="603"/>
          <table:table-cell table:number-columns-repeated="16367"/>
        </table:table-row>
        <table:table-row>
          <table:table-cell table:number-columns-repeated="16"/>
          <table:table-cell office:value-type="float" office:value="1225"/>
          <table:table-cell table:number-columns-repeated="16367"/>
        </table:table-row>
        <table:table-row>
          <table:table-cell table:number-columns-repeated="16"/>
          <table:table-cell office:value-type="float" office:value="864"/>
          <table:table-cell table:number-columns-repeated="16367"/>
        </table:table-row>
        <table:table-row>
          <table:table-cell table:number-columns-repeated="16"/>
          <table:table-cell office:value-type="float" office:value="737"/>
          <table:table-cell table:number-columns-repeated="16367"/>
        </table:table-row>
        <table:table-row>
          <table:table-cell table:number-columns-repeated="16"/>
          <table:table-cell office:value-type="float" office:value="308"/>
          <table:table-cell table:number-columns-repeated="16367"/>
        </table:table-row>
        <table:table-row>
          <table:table-cell table:number-columns-repeated="16"/>
          <table:table-cell office:value-type="float" office:value="223"/>
          <table:table-cell table:number-columns-repeated="16367"/>
        </table:table-row>
        <table:table-row>
          <table:table-cell table:number-columns-repeated="16"/>
          <table:table-cell office:value-type="float" office:value="523"/>
          <table:table-cell table:number-columns-repeated="16367"/>
        </table:table-row>
        <table:table-row table:number-rows-repeated="1048550">
          <table:table-cell table:number-columns-repeated="16367"/>
        </table:table-row>
      </table:table>
      <table:table table:name="'file://tslan10/TSGBUPD/IRHS/EXCEL/RORO/bulletins/2003/SA%20Changes/SA%20Changes%20to%20bulletin%20-%20draft.xls'#CommentarySA" table:style-name="ta2">
        <table:table-source xlink:href="file://tslan10/TSGBUPD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1a" table:style-name="ta2">
        <table:table-source xlink:href="file://tslan10/TSGBUPD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1b" table:style-name="ta2">
        <table:table-source xlink:href="file://tslan10/TSGBUPD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2" table:style-name="ta2">
        <table:table-source xlink:href="file://tslan10/TSGBUPD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3" table:style-name="ta2">
        <table:table-source xlink:href="file://tslan10/TSGBUPD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3a" table:style-name="ta2">
        <table:table-source xlink:href="file://tslan10/TSGBUPD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3b" table:style-name="ta2">
        <table:table-source xlink:href="file://tslan10/TSGBUPD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4AL" table:style-name="ta2">
        <table:table-source xlink:href="file://tslan10/TSGBUPD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4a" table:style-name="ta2">
        <table:table-source xlink:href="file://tslan10/TSGBUPD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4b" table:style-name="ta2">
        <table:table-source xlink:href="file://tslan10/TSGBUPD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IRHS/EXCEL/RORO/bulletins/2003/SA%20Changes/SA%20Changes%20to%20bulletin%20-%20draft.xls'#TABLE5" table:style-name="ta2">
        <table:table-source xlink:href="file://tslan10/TSGBUPD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3" table:style-name="ta2">
        <table:table-source xlink:href="file://tslan10/TSGBUPD/2008Publications/TSGB%202008/CHAPTER%208/web/80407%20.xls" table:table-name="199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4" table:style-name="ta2">
        <table:table-source xlink:href="file://tslan10/TSGBUPD/2008Publications/TSGB%202008/CHAPTER%208/web/80407%20.xls" table:table-name="199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5" table:style-name="ta2">
        <table:table-source xlink:href="file://tslan10/TSGBUPD/2008Publications/TSGB%202008/CHAPTER%208/web/80407%20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6" table:style-name="ta2">
        <table:table-source xlink:href="file://tslan10/TSGBUPD/2008Publications/TSGB%202008/CHAPTER%208/web/80407%20.xls" table:table-name="199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7" table:style-name="ta2">
        <table:table-source xlink:href="file://tslan10/TSGBUPD/2008Publications/TSGB%202008/CHAPTER%208/web/80407%20.xls" table:table-name="199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8" table:style-name="ta2">
        <table:table-source xlink:href="file://tslan10/TSGBUPD/2008Publications/TSGB%202008/CHAPTER%208/web/80407%20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9" table:style-name="ta2">
        <table:table-source xlink:href="file://tslan10/TSGBUPD/2008Publications/TSGB%202008/CHAPTER%208/web/80407%20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RAGB2000" table:style-name="ta2">
        <table:table-source xlink:href="file://tslan10/TSGBUPD/2008Publications/TSGB%202008/CHAPTER%208/web/80407%20.xls" table:table-name="RAGB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0" table:style-name="ta2">
        <table:table-source xlink:href="file://tslan10/TSGBUPD/2008Publications/TSGB%202008/CHAPTER%208/web/80407%20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1" table:style-name="ta2">
        <table:table-source xlink:href="file://tslan10/TSGBUPD/2008Publications/TSGB%202008/CHAPTER%208/web/80407%20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2" table:style-name="ta2">
        <table:table-source xlink:href="file://tslan10/TSGBUPD/2008Publications/TSGB%202008/CHAPTER%208/web/80407%20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chart(a)-1998" table:style-name="ta2">
        <table:table-source xlink:href="file://tslan10/TSGBUPD/2008Publications/TSGB%202008/CHAPTER%208/web/80407%20.xls" table:table-name="chart(a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chart(b)-1998" table:style-name="ta2">
        <table:table-source xlink:href="file://tslan10/TSGBUPD/2008Publications/TSGB%202008/CHAPTER%208/web/80407%20.xls" table:table-name="chart(b)-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4-16DATA" table:style-name="ta2">
        <table:table-source xlink:href="file://tslan10/TSGBUPD/2008Publications/TSGB%202008/CHAPTER%208/web/80407%20.xls" table:table-name="4-16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TIS-INDEX" table:style-name="ta2">
        <table:table-source xlink:href="file://tslan10/TSGBUPD/2008Publications/TSGB%202008/CHAPTER%208/web/80407%2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9_Chart1" table:style-name="ta2">
        <table:table-source xlink:href="file://tslan10/TSGBUPD/2008Publications/TSGB%202008/CHAPTER%208/web/80407%20.xls" table:table-name="1999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0_Chart1" table:style-name="ta2">
        <table:table-source xlink:href="file://tslan10/TSGBUPD/2008Publications/TSGB%202008/CHAPTER%208/web/80407%20.xls" table:table-name="2000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1_Chart1" table:style-name="ta2">
        <table:table-source xlink:href="file://tslan10/TSGBUPD/2008Publications/TSGB%202008/CHAPTER%208/web/80407%20.xls" table:table-name="2001_Char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Alternate_Publish1" table:style-name="ta2">
        <table:table-source xlink:href="file://tslan10/TSGBUPD/2008Publications/TSGB%202008/CHAPTER%208/web/80407%20.xls" table:table-name="Alternate_Publish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RAWDATA" table:style-name="ta2">
        <table:table-source xlink:href="file://tslan10/TSGBUPD/2008Publications/TSGB%202008/CHAPTER%208/web/80407%2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Grapher" table:style-name="ta2">
        <table:table-source xlink:href="file://tslan10/TSGBUPD/2008Publications/TSGB%202008/CHAPTER%208/web/80407%20.xls" table:table-name="Graph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1999_Chart" table:style-name="ta2">
        <table:table-source xlink:href="file://tslan10/TSGBUPD/2008Publications/TSGB%202008/CHAPTER%208/web/80407%20.xls" table:table-name="1999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0_Chart" table:style-name="ta2">
        <table:table-source xlink:href="file://tslan10/TSGBUPD/2008Publications/TSGB%202008/CHAPTER%208/web/80407%20.xls" table:table-name="2000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2001_Chart" table:style-name="ta2">
        <table:table-source xlink:href="file://tslan10/TSGBUPD/2008Publications/TSGB%202008/CHAPTER%208/web/80407%20.xls" table:table-name="2001_Char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2008Publications/TSGB%202008/CHAPTER%208/web/80407%20.xls'#Alternate_Publish" table:style-name="ta2">
        <table:table-source xlink:href="file://tslan10/TSGBUPD/2008Publications/TSGB%202008/CHAPTER%208/web/80407%20.xls" table:table-name="Alternate_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TSGBUPD/TSGB1998/SECTION1/1-13-98.XLS'#TIS-INDEX" table:style-name="ta2">
        <table:table-source xlink:href="file://tslan10/TSGBUPD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temp/RTSGB%209.10.xls'#PUBLISH" table:style-name="ta2">
        <table:table-source xlink:href="file:///C:/temp/RTSGB%209.10.xls" table:table-name="PUBLISH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RTSGB%209.10.xls'#RAWDATA" table:style-name="ta2">
        <table:table-source xlink:href="file:///C:/temp/RTSGB%209.10.xls" table:table-name="RAW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RTSGB%209.10.xls'#RAWDATAOLD" table:style-name="ta2">
        <table:table-source xlink:href="file:///C:/temp/RTSGB%209.10.xls" table:table-name="RAWDATAOL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RTSGB%209.10.xls'#TIS-INDEX" table:style-name="ta2">
        <table:table-source xlink:href="file:///C:/temp/RTSGB%209.10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RTSGB%209.10.xls'#Admin" table:style-name="ta2">
        <table:table-source xlink:href="file:///C:/temp/RTSGB%209.10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RTSGB%209.10.xls'#Selector" table:style-name="ta2">
        <table:table-source xlink:href="file:///C:/temp/RTSGB%209.10.xls" table:table-name="Selector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tslan10/TSGBUPD/2005Publications/RoRo%20Q2_2005/Bulletin205draft.xls'#TABLE1a.$U$1:TABLE1a.$U$7" table:base-cell-address="TSGB0917.$A$1"/>
        <table:named-expression table:name="\a" table:expression="of:=[.#REF!]" table:base-cell-address="TSGB0917.$A$1"/>
        <table:named-expression table:name="\b" table:expression="of:=[.#REF!]" table:base-cell-address="TSGB0917.$A$1"/>
        <table:named-expression table:name="\c" table:expression="of:=[.#REF!]" table:base-cell-address="TSGB0917.$A$1"/>
        <table:named-expression table:name="\d" table:expression="of:=[.#REF!]" table:base-cell-address="TSGB0917.$A$1"/>
        <table:named-expression table:name="\DUTCH" table:expression="of:=[.#REF!]" table:base-cell-address="TSGB0917.$A$1"/>
        <table:named-expression table:name="\e" table:expression="of:=[.#REF!]" table:base-cell-address="TSGB0917.$A$1"/>
        <table:named-expression table:name="\f" table:expression="of:=[.#REF!]" table:base-cell-address="TSGB0917.$A$1"/>
        <table:named-expression table:name="\g" table:expression="of:=[.#REF!]" table:base-cell-address="TSGB0917.$A$1"/>
        <table:named-expression table:name="\i" table:expression="of:=[.#REF!]" table:base-cell-address="TSGB0917.$A$1"/>
        <table:named-expression table:name="\j" table:expression="of:=[.#REF!]" table:base-cell-address="TSGB0917.$A$1"/>
        <table:named-expression table:name="\k" table:expression="of:=[.#REF!]" table:base-cell-address="TSGB0917.$A$1"/>
        <table:named-expression table:name="\l" table:expression="of:=[.#REF!]" table:base-cell-address="TSGB0917.$A$1"/>
        <table:named-expression table:name="\n" table:expression="of:=[.#REF!]" table:base-cell-address="TSGB0917.$A$1"/>
        <table:named-expression table:name="\o" table:expression="of:=[.#REF!]" table:base-cell-address="TSGB0917.$A$1"/>
        <table:named-expression table:name="\ONE" table:expression="of:=[.#REF!]" table:base-cell-address="TSGB0917.$A$1"/>
        <table:named-range table:name="\p" table:cell-range-address="'file://tslan10/TSGBUPD/2005Publications/RoRo%20Q2_2005/Bulletin205draft.xls'#TABLE1a.$P$1" table:base-cell-address="TSGB0917.$A$1"/>
        <table:named-expression table:name="\r" table:expression="of:=[.#REF!]" table:base-cell-address="TSGB0917.$A$1"/>
        <table:named-expression table:name="\s" table:expression="of:=[.#REF!]" table:base-cell-address="TSGB0917.$A$1"/>
        <table:named-expression table:name="\SWISS" table:expression="of:=[.#REF!]" table:base-cell-address="TSGB0917.$A$1"/>
        <table:named-expression table:name="\t" table:expression="of:=[.#REF!]" table:base-cell-address="TSGB0917.$A$1"/>
        <table:named-expression table:name="\TWO" table:expression="of:=[.#REF!]" table:base-cell-address="TSGB0917.$A$1"/>
        <table:named-expression table:name="\u" table:expression="of:=[.#REF!]" table:base-cell-address="TSGB0917.$A$1"/>
        <table:named-expression table:name="\v" table:expression="of:=[.#REF!]" table:base-cell-address="TSGB0917.$A$1"/>
        <table:named-expression table:name="\w" table:expression="of:=[.#REF!]" table:base-cell-address="TSGB0917.$A$1"/>
        <table:named-expression table:name="\x" table:expression="of:=[.#REF!]" table:base-cell-address="TSGB0917.$A$1"/>
        <table:named-expression table:name="\ZERO" table:expression="of:=[.#REF!]" table:base-cell-address="TSGB0917.$A$1"/>
        <table:named-expression table:name="_" table:expression="of:=[.#REF!]" table:base-cell-address="TSGB0917.$A$1"/>
        <table:named-expression table:name="_1.2__Average_distance_travelled_by_mode_of_travel__1975_76__1985_86_and_1993_95" table:expression="of:=[.#REF!]" table:base-cell-address="TSGB0917.$A$1"/>
        <table:named-expression table:name="_1981" table:expression="of:=[.#REF!]" table:base-cell-address="TSGB0917.$A$1"/>
        <table:named-range table:name="_1991" table:cell-range-address="'file://tslan10/TSGBUPD/2008Publications/TSGB%202008/CHAPTER%208/web/80408%20final.xls'#4-16DATA.$W$37:4-16DATA.$X$60" table:base-cell-address="TSGB0917.$A$1"/>
        <table:named-expression table:name="_3238" table:expression="of:=#N/A" table:base-cell-address="TSGB0917.$A$1"/>
        <table:named-expression table:name="_8912MONTH" table:expression="of:=#N/A" table:base-cell-address="TSGB0917.$A$1"/>
        <table:named-expression table:name="_9012MONTH" table:expression="of:=#N/A" table:base-cell-address="TSGB0917.$A$1"/>
        <table:named-expression table:name="_90ACT" table:expression="of:=#N/A" table:base-cell-address="TSGB0917.$A$1"/>
        <table:named-expression table:name="_9112MONTH" table:expression="of:=#N/A" table:base-cell-address="TSGB0917.$A$1"/>
        <table:named-expression table:name="_91ACT" table:expression="of:=#N/A" table:base-cell-address="TSGB0917.$A$1"/>
        <table:named-expression table:name="_9212MONTH" table:expression="of:=#N/A" table:base-cell-address="TSGB0917.$A$1"/>
        <table:named-expression table:name="_92ACT" table:expression="of:=#N/A" table:base-cell-address="TSGB0917.$A$1"/>
        <table:named-expression table:name="_D__RETURN_" table:expression="of:=[.#REF!]" table:base-cell-address="TSGB0917.$A$1"/>
        <table:named-expression table:name="_EDIT__HOME__DE" table:expression="of:=[.#REF!]" table:base-cell-address="TSGB0917.$A$1"/>
        <table:named-expression table:name="_GETLABEL__ENTE" table:expression="of:=[.#REF!]" table:base-cell-address="TSGB0917.$A$1"/>
        <table:named-expression table:name="_GOTO_FRED_" table:expression="of:=[.#REF!]" table:base-cell-address="TSGB0917.$A$1"/>
        <table:named-expression table:name="_HCO1" table:expression="of:=[.#REF!]" table:base-cell-address="TSGB0917.$A$1"/>
        <table:named-expression table:name="_HCO2" table:expression="of:=[.#REF!]" table:base-cell-address="TSGB0917.$A$1"/>
        <table:named-expression table:name="_HCO3" table:expression="of:=[.#REF!]" table:base-cell-address="TSGB0917.$A$1"/>
        <table:named-expression table:name="_HCO4" table:expression="of:=[.#REF!]" table:base-cell-address="TSGB0917.$A$1"/>
        <table:named-expression table:name="_HCO5" table:expression="of:=[.#REF!]" table:base-cell-address="TSGB0917.$A$1"/>
        <table:named-expression table:name="_IF__CELLPOINTE" table:expression="of:=[.#REF!]" table:base-cell-address="TSGB0917.$A$1"/>
        <table:named-expression table:name="_IF__LENGTH____" table:expression="of:=[.#REF!]" table:base-cell-address="TSGB0917.$A$1"/>
        <table:named-expression table:name="_LET_CELLREF__C" table:expression="of:=[.#REF!]" table:base-cell-address="TSGB0917.$A$1"/>
        <table:named-expression table:name="_LET_NUMBROWS__" table:expression="of:=[.#REF!]" table:base-cell-address="TSGB0917.$A$1"/>
        <table:named-expression table:name="_LET_TRIMMED__T" table:expression="of:=[.#REF!]" table:base-cell-address="TSGB0917.$A$1"/>
        <table:named-expression table:name="_RNCFRED__CALC_" table:expression="of:=[.#REF!]" table:base-cell-address="TSGB0917.$A$1"/>
        <table:named-expression table:name="_RVTRIMMED__" table:expression="of:=[.#REF!]" table:base-cell-address="TSGB0917.$A$1"/>
        <table:named-expression table:name="_VCA4" table:expression="of:=[.#REF!]" table:base-cell-address="TSGB0917.$A$1"/>
        <table:named-expression table:name="_VCD2" table:expression="of:=[.#REF!]" table:base-cell-address="TSGB0917.$A$1"/>
        <table:named-expression table:name="_XA123" table:expression="of:=[.#REF!]" table:base-cell-address="TSGB0917.$A$1"/>
        <table:named-expression table:name="A3_" table:expression="of:=[.#REF!]" table:base-cell-address="TSGB0917.$A$1"/>
        <table:named-expression table:name="ACG5C" table:expression="of:=[.#REF!]" table:base-cell-address="TSGB0917.$A$1"/>
        <table:named-expression table:name="activeCell" table:expression="of:=[.#REF!]" table:base-cell-address="TSGB0917.$A$1"/>
        <table:named-expression table:name="Agricvehicles" table:expression="of:=[.#REF!]" table:base-cell-address="TSGB0917.$A$1"/>
        <table:named-expression table:name="Agrimachines" table:expression="of:=[.#REF!]" table:base-cell-address="TSGB0917.$A$1"/>
        <table:named-expression table:name="ALL" table:expression="of:=#N/A" table:base-cell-address="TSGB0917.$A$1"/>
        <table:named-range table:name="ANNBELGIUM" table:cell-range-address="'file://tslan10/TSGBUPD/2005Publications/RoRo%20Q2_2005/Bulletin205draft.xls'#TABLE5.$D$5:TABLE5.$D$12" table:base-cell-address="TSGB0917.$A$1"/>
        <table:named-range table:name="ANNDVR" table:cell-range-address="'file://tslan10/TSGBUPD/2005Publications/RoRo%20Q2_2005/Bulletin205draft.xls'#TABLE4AL.$D$6:TABLE4AL.$D$12" table:base-cell-address="TSGB0917.$A$1"/>
        <table:named-range table:name="ANNENG" table:cell-range-address="'file://tslan10/TSGBUPD/2005Publications/RoRo%20Q2_2005/Bulletin205draft.xls'#TABLE4AL.$F$6:TABLE4AL.$F$12" table:base-cell-address="TSGB0917.$A$1"/>
        <table:named-range table:name="ANNFORIEGN" table:cell-range-address="'file://tslan10/TSGBUPD/2005Publications/RoRo%20Q2_2005/Bulletin205draft.xls'#TABLE1a.$P$37" table:base-cell-address="TSGB0917.$A$1"/>
        <table:named-range table:name="ANNFRANCE" table:cell-range-address="'file://tslan10/TSGBUPD/2005Publications/RoRo%20Q2_2005/Bulletin205draft.xls'#TABLE5.$B$5:TABLE5.$B$12" table:base-cell-address="TSGB0917.$A$1"/>
        <table:named-range table:name="ANNL" table:cell-range-address="'file://tslan10/TSGBUPD/2005Publications/RoRo%20Q2_2005/Bulletin205draft.xls'#TABLE5.$F$5:TABLE5.$F$12" table:base-cell-address="TSGB0917.$A$1"/>
        <table:named-range table:name="ANNOTHER" table:cell-range-address="'file://tslan10/TSGBUPD/2005Publications/RoRo%20Q2_2005/Bulletin205draft.xls'#TABLE5.$J$5:TABLE5.$J$12" table:base-cell-address="TSGB0917.$A$1"/>
        <table:named-range table:name="ANNSE" table:cell-range-address="'file://tslan10/TSGBUPD/2005Publications/RoRo%20Q2_2005/Bulletin205draft.xls'#TABLE4AL.$B$6:TABLE4AL.$B$12" table:base-cell-address="TSGB0917.$A$1"/>
        <table:named-expression table:name="ANNUAL" table:expression="of:=[.#REF!]" table:base-cell-address="TSGB0917.$A$1"/>
        <table:named-range table:name="ANNUK" table:cell-range-address="'file://tslan10/TSGBUPD/2005Publications/RoRo%20Q2_2005/Bulletin205draft.xls'#TABLE1a.$E$8:TABLE1a.$E$14" table:base-cell-address="TSGB0917.$A$1"/>
        <table:named-range table:name="ANNUT" table:cell-range-address="'file://tslan10/TSGBUPD/2005Publications/RoRo%20Q2_2005/Bulletin205draft.xls'#TABLE1a.$M$8:TABLE1a.$M$14" table:base-cell-address="TSGB0917.$A$1"/>
        <table:named-expression table:name="ART33F" table:expression="of:=[.#REF!]" table:base-cell-address="TSGB0917.$A$1"/>
        <table:named-expression table:name="ART33G" table:expression="of:=[.#REF!]" table:base-cell-address="TSGB0917.$A$1"/>
        <table:named-expression table:name="ARTICF" table:expression="of:=[.#REF!]" table:base-cell-address="TSGB0917.$A$1"/>
        <table:named-expression table:name="ARTICG" table:expression="of:=[.#REF!]" table:base-cell-address="TSGB0917.$A$1"/>
        <table:named-expression table:name="AVON" table:expression="of:=[.#REF!]" table:base-cell-address="TSGB0917.$A$1"/>
        <table:named-expression table:name="B2.B11_" table:expression="of:=[.#REF!]" table:base-cell-address="TSGB0917.$A$1"/>
        <table:named-expression table:name="BARQTR" table:expression="of:=[.#REF!]" table:base-cell-address="TSGB0917.$A$1"/>
        <table:named-expression table:name="BEDS" table:expression="of:=[.#REF!]" table:base-cell-address="TSGB0917.$A$1"/>
        <table:named-expression table:name="BEER" table:expression="of:=[.#REF!]" table:base-cell-address="TSGB0917.$A$1"/>
        <table:named-expression table:name="BELGIUM" table:expression="of:=[.#REF!]" table:base-cell-address="TSGB0917.$A$1"/>
        <table:named-expression table:name="BERKS" table:expression="of:=[.#REF!]" table:base-cell-address="TSGB0917.$A$1"/>
        <table:named-expression table:name="BUCKS" table:expression="of:=[.#REF!]" table:base-cell-address="TSGB0917.$A$1"/>
        <table:named-expression table:name="BULL" table:expression="of:=#N/A" table:base-cell-address="TSGB0917.$A$1"/>
        <table:named-range table:name="CAMARA" table:cell-range-address="'file://tslan10/TSGBUPD/2005Publications/RoRo%20Q2_2005/Bulletin205draft.xls'#TABLE1a.$P$4" table:base-cell-address="TSGB0917.$A$1"/>
        <table:named-expression table:name="CAMBS" table:expression="of:=[.#REF!]" table:base-cell-address="TSGB0917.$A$1"/>
        <table:named-expression table:name="CategoryTitle" table:expression="of:=[.#REF!]" table:base-cell-address="TSGB0917.$A$1"/>
        <table:named-expression table:name="CHECK1" table:expression="of:=#N/A" table:base-cell-address="TSGB0917.$A$1"/>
        <table:named-expression table:name="CHECK15" table:expression="of:=[.#REF!]" table:base-cell-address="TSGB0917.$A$1"/>
        <table:named-expression table:name="CHECK16" table:expression="of:=[.#REF!]" table:base-cell-address="TSGB0917.$A$1"/>
        <table:named-expression table:name="CHECK17" table:expression="of:=[.#REF!]" table:base-cell-address="TSGB0917.$A$1"/>
        <table:named-range table:name="CHECK19" table:cell-range-address="'file://tslan10/TSGBUPD/WINDATA/EXCEL/michel.xls'#T23.$L$5:T23.$L$19" table:base-cell-address="TSGB0917.$A$1"/>
        <table:named-expression table:name="CHECK2" table:expression="of:=#N/A" table:base-cell-address="TSGB0917.$A$1"/>
        <table:named-range table:name="CHECK20" table:cell-range-address="'file://tslan10/TSGBUPD/WINDATA/EXCEL/michel.xls'#T23.$O$34:T23.$IV$16384" table:base-cell-address="TSGB0917.$A$1"/>
        <table:named-expression table:name="CHESHIRE" table:expression="of:=[.#REF!]" table:base-cell-address="TSGB0917.$A$1"/>
        <table:named-expression table:name="CIDER" table:expression="of:=[.#REF!]" table:base-cell-address="TSGB0917.$A$1"/>
        <table:named-expression table:name="CLEVELAND" table:expression="of:=[.#REF!]" table:base-cell-address="TSGB0917.$A$1"/>
        <table:named-range table:name="CLONE" table:cell-range-address="'file://tslan10/TSGBUPD/2005Publications/RoRo%20Q2_2005/Bulletin205draft.xls'#TABLE1a.$P$6" table:base-cell-address="TSGB0917.$A$1"/>
        <table:named-expression table:name="CLWYD" table:expression="of:=[.#REF!]" table:base-cell-address="TSGB0917.$A$1"/>
        <table:named-range table:name="column1" table:cell-range-address="'file:///C:/Allvls/Vls99/Allvls/VLS98/TERESA.XLS'#Sheet5.$Q$4:Sheet5.$Q$26" table:base-cell-address="TSGB0917.$A$1"/>
        <table:named-expression table:name="COO" table:expression="of:=[.#REF!]" table:base-cell-address="TSGB0917.$A$1"/>
        <table:named-expression table:name="CORNWALL" table:expression="of:=[.#REF!]" table:base-cell-address="TSGB0917.$A$1"/>
        <table:named-expression table:name="Crownvehicles" table:expression="of:=[.#REF!]" table:base-cell-address="TSGB0917.$A$1"/>
        <table:named-expression table:name="CUMBRIA" table:expression="of:=[.#REF!]" table:base-cell-address="TSGB0917.$A$1"/>
        <table:named-expression table:name="DATA1" table:expression="of:=#N/A" table:base-cell-address="TSGB0917.$A$1"/>
        <table:named-expression table:name="DATA2" table:expression="of:=#N/A" table:base-cell-address="TSGB0917.$A$1"/>
        <table:named-expression table:name="DATA3" table:expression="of:=#N/A" table:base-cell-address="TSGB0917.$A$1"/>
        <table:named-expression table:name="DATA4" table:expression="of:=[.#REF!]" table:base-cell-address="TSGB0917.$A$1"/>
        <table:named-expression table:name="DATE" table:expression="of:=#N/A" table:base-cell-address="TSGB0917.$A$1"/>
        <table:named-expression table:name="DEFLATOR" table:expression="of:=[.#REF!]" table:base-cell-address="TSGB0917.$A$1"/>
        <table:named-expression table:name="DERBYSHIRE" table:expression="of:=[.#REF!]" table:base-cell-address="TSGB0917.$A$1"/>
        <table:named-expression table:name="DEVON" table:expression="of:=[.#REF!]" table:base-cell-address="TSGB0917.$A$1"/>
        <table:named-expression table:name="dgdsfyh" table:expression="of:=[.#REF!]" table:base-cell-address="TSGB0917.$A$1"/>
        <table:named-expression table:name="DIFFER" table:expression="of:=[.#REF!]" table:base-cell-address="TSGB0917.$A$1"/>
        <table:named-expression table:name="Digging" table:expression="of:=[.#REF!]" table:base-cell-address="TSGB0917.$A$1"/>
        <table:named-expression table:name="Disabled" table:expression="of:=[.#REF!]" table:base-cell-address="TSGB0917.$A$1"/>
        <table:named-expression table:name="DK" table:expression="of:=[.#REF!]" table:base-cell-address="TSGB0917.$A$1"/>
        <table:named-expression table:name="DNK_D" table:expression="of:=[.#REF!]" table:base-cell-address="TSGB0917.$A$1"/>
        <table:named-expression table:name="DORSET" table:expression="of:=[.#REF!]" table:base-cell-address="TSGB0917.$A$1"/>
        <table:named-expression table:name="DOVER" table:expression="of:=#N/A" table:base-cell-address="TSGB0917.$A$1"/>
        <table:named-expression table:name="DURHAM" table:expression="of:=[.#REF!]" table:base-cell-address="TSGB0917.$A$1"/>
        <table:named-expression table:name="DYFED" table:expression="of:=[.#REF!]" table:base-cell-address="TSGB0917.$A$1"/>
        <table:named-expression table:name="E_SUSSEX" table:expression="of:=[.#REF!]" table:base-cell-address="TSGB0917.$A$1"/>
        <table:named-expression table:name="EIRE" table:expression="of:=[.#REF!]" table:base-cell-address="TSGB0917.$A$1"/>
        <table:named-expression table:name="Electric" table:expression="of:=[.#REF!]" table:base-cell-address="TSGB0917.$A$1"/>
        <table:named-expression table:name="ENGLISH" table:expression="of:=#N/A" table:base-cell-address="TSGB0917.$A$1"/>
        <table:named-expression table:name="ESSEX" table:expression="of:=[.#REF!]" table:base-cell-address="TSGB0917.$A$1"/>
        <table:named-expression table:name="exemptall" table:expression="of:=[.#REF!]" table:base-cell-address="TSGB0917.$A$1"/>
        <table:named-expression table:name="fbegyear" table:expression="of:=[.#REF!]" table:base-cell-address="TSGB0917.$A$1"/>
        <table:named-expression table:name="fendyear" table:expression="of:=['file:///C:/temp/RTSGB%209.10.xls'#RAWDATAOLD.#REF!]" table:base-cell-address="TSGB0917.$A$1"/>
        <table:named-expression table:name="FL" table:expression="of:=[.#REF!]" table:base-cell-address="TSGB0917.$A$1"/>
        <table:named-expression table:name="Footnotes" table:expression="of:=[.#REF!]" table:base-cell-address="TSGB0917.$A$1"/>
        <table:named-expression table:name="Footnotes1" table:expression="of:=[.#REF!]" table:base-cell-address="TSGB0917.$A$1"/>
        <table:named-range table:name="FOREIGN" table:cell-range-address="'file://tslan10/TSGBUPD/2005Publications/RoRo%20Q2_2005/Bulletin205draft.xls'#TABLE1a.$P$38:TABLE1a.$P$52" table:base-cell-address="TSGB0917.$A$1"/>
        <table:named-expression table:name="FORM" table:expression="of:=#N/A" table:base-cell-address="TSGB0917.$A$1"/>
        <table:named-expression table:name="FRANCE" table:expression="of:=[.#REF!]" table:base-cell-address="TSGB0917.$A$1"/>
        <table:named-expression table:name="FRED" table:expression="of:=[.#REF!]" table:base-cell-address="TSGB0917.$A$1"/>
        <table:named-expression table:name="fyear" table:expression="of:=['file:///C:/temp/RTSGB%209.10.xls'#RAWDATAOLD.#REF!]" table:base-cell-address="TSGB0917.$A$1"/>
        <table:named-expression table:name="GDP" table:expression="of:=[.#REF!]" table:base-cell-address="TSGB0917.$A$1"/>
        <table:named-expression table:name="GERMANY" table:expression="of:=[.#REF!]" table:base-cell-address="TSGB0917.$A$1"/>
        <table:named-expression table:name="GLOS" table:expression="of:=[.#REF!]" table:base-cell-address="TSGB0917.$A$1"/>
        <table:named-expression table:name="goods" table:expression="of:=[.#REF!]" table:base-cell-address="TSGB0917.$A$1"/>
        <table:named-expression table:name="GraphData" table:expression="of:=['file://tslan10/TSGBUPD/TSGB1998/SECTION1/1-13-98.XLS'#'TIS-INDEX'.$B$13:.$Q$44]~['file://tslan10/TSGBUPD/TSGB1998/SECTION1/1-13-98.XLS'#'TIS-INDEX'.$E$9:.$R$9]" table:base-cell-address="TSGB0917.$A$1"/>
        <table:named-expression table:name="GraphTitle" table:expression="of:=[.#REF!]" table:base-cell-address="TSGB0917.$A$1"/>
        <table:named-expression table:name="Gritting" table:expression="of:=[.#REF!]" table:base-cell-address="TSGB0917.$A$1"/>
        <table:named-expression table:name="GTR_MAN" table:expression="of:=[.#REF!]" table:base-cell-address="TSGB0917.$A$1"/>
        <table:named-expression table:name="GWENT" table:expression="of:=[.#REF!]" table:base-cell-address="TSGB0917.$A$1"/>
        <table:named-expression table:name="GWYNEDD" table:expression="of:=[.#REF!]" table:base-cell-address="TSGB0917.$A$1"/>
        <table:named-expression table:name="HANTS" table:expression="of:=[.#REF!]" table:base-cell-address="TSGB0917.$A$1"/>
        <table:named-expression table:name="HEREFORD_W" table:expression="of:=[.#REF!]" table:base-cell-address="TSGB0917.$A$1"/>
        <table:named-expression table:name="HERTS" table:expression="of:=[.#REF!]" table:base-cell-address="TSGB0917.$A$1"/>
        <table:named-expression table:name="HUMBERSIDE" table:expression="of:=[.#REF!]" table:base-cell-address="TSGB0917.$A$1"/>
        <table:named-expression table:name="I_OF_WIGHT" table:expression="of:=[.#REF!]" table:base-cell-address="TSGB0917.$A$1"/>
        <table:named-expression table:name="IR" table:expression="of:=[.#REF!]" table:base-cell-address="TSGB0917.$A$1"/>
        <table:named-expression table:name="ITALY" table:expression="of:=[.#REF!]" table:base-cell-address="TSGB0917.$A$1"/>
        <table:named-expression table:name="J" table:expression="of:=[.#REF!]" table:base-cell-address="TSGB0917.$A$1"/>
        <table:named-expression table:name="KENT" table:expression="of:=[.#REF!]" table:base-cell-address="TSGB0917.$A$1"/>
        <table:named-expression table:name="LANCS" table:expression="of:=[.#REF!]" table:base-cell-address="TSGB0917.$A$1"/>
        <table:named-expression table:name="LEICS" table:expression="of:=[.#REF!]" table:base-cell-address="TSGB0917.$A$1"/>
        <table:named-expression table:name="LINCS" table:expression="of:=[.#REF!]" table:base-cell-address="TSGB0917.$A$1"/>
        <table:named-expression table:name="LONDON" table:expression="of:=[.#REF!]" table:base-cell-address="TSGB0917.$A$1"/>
        <table:named-expression table:name="Luton" table:expression="of:=[.#REF!]" table:base-cell-address="TSGB0917.$A$1"/>
        <table:named-expression table:name="M_GLAM" table:expression="of:=[.#REF!]" table:base-cell-address="TSGB0917.$A$1"/>
        <table:named-expression table:name="MACRO_STOPLABS" table:expression="of:=[.#REF!]" table:base-cell-address="TSGB0917.$A$1"/>
        <table:named-expression table:name="MACRO_SUBROUTIN" table:expression="of:=[.#REF!]" table:base-cell-address="TSGB0917.$A$1"/>
        <table:named-expression table:name="MANO" table:expression="of:=[.#REF!]" table:base-cell-address="TSGB0917.$A$1"/>
        <table:named-expression table:name="MERSEYSIDE" table:expression="of:=[.#REF!]" table:base-cell-address="TSGB0917.$A$1"/>
        <table:named-expression table:name="MON_FRI" table:expression="of:=['file://tslan10/TSGBUPD/2008Publications/TSGB%202008/CHAPTER%208/web/80407%20.xls'#'4-16DATA'.#REF!]" table:base-cell-address="TSGB0917.$A$1"/>
        <table:named-expression table:name="MONTH" table:expression="of:=#N/A" table:base-cell-address="TSGB0917.$A$1"/>
        <table:named-expression table:name="Mowing" table:expression="of:=[.#REF!]" table:base-cell-address="TSGB0917.$A$1"/>
        <table:named-expression table:name="MP" table:expression="of:=[.#REF!]" table:base-cell-address="TSGB0917.$A$1"/>
        <table:named-expression table:name="N_YORKS" table:expression="of:=[.#REF!]" table:base-cell-address="TSGB0917.$A$1"/>
        <table:named-expression table:name="NLS" table:expression="of:=[.#REF!]" table:base-cell-address="TSGB0917.$A$1"/>
        <table:named-expression table:name="NONEC" table:expression="of:=[.#REF!]" table:base-cell-address="TSGB0917.$A$1"/>
        <table:named-expression table:name="NORFOLK" table:expression="of:=[.#REF!]" table:base-cell-address="TSGB0917.$A$1"/>
        <table:named-expression table:name="NORTHANTS" table:expression="of:=[.#REF!]" table:base-cell-address="TSGB0917.$A$1"/>
        <table:named-expression table:name="NORTHSEA" table:expression="of:=#N/A" table:base-cell-address="TSGB0917.$A$1"/>
        <table:named-expression table:name="NORTHUMBERLAND" table:expression="of:=[.#REF!]" table:base-cell-address="TSGB0917.$A$1"/>
        <table:named-expression table:name="NOTTS" table:expression="of:=[.#REF!]" table:base-cell-address="TSGB0917.$A$1"/>
        <table:named-expression table:name="OldData" table:expression="of:=[.#REF!]" table:base-cell-address="TSGB0917.$A$1"/>
        <table:named-expression table:name="OTHER" table:expression="of:=#N/A" table:base-cell-address="TSGB0917.$A$1"/>
        <table:named-expression table:name="OTHEREC" table:expression="of:=[.#REF!]" table:base-cell-address="TSGB0917.$A$1"/>
        <table:named-expression table:name="OtherExempt" table:expression="of:=[.#REF!]" table:base-cell-address="TSGB0917.$A$1"/>
        <table:named-expression table:name="Over25yrs" table:expression="of:=[.#REF!]" table:base-cell-address="TSGB0917.$A$1"/>
        <table:named-expression table:name="OXON" table:expression="of:=[.#REF!]" table:base-cell-address="TSGB0917.$A$1"/>
        <table:named-expression table:name="PAGE1" table:expression="of:=#N/A" table:base-cell-address="TSGB0917.$A$1"/>
        <table:named-expression table:name="PAGE2" table:expression="of:=#N/A" table:base-cell-address="TSGB0917.$A$1"/>
        <table:named-expression table:name="Peterborough" table:expression="of:=[.#REF!]" table:base-cell-address="TSGB0917.$A$1"/>
        <table:named-expression table:name="PIE" table:expression="of:=[.#REF!]" table:base-cell-address="TSGB0917.$A$1"/>
        <table:named-expression table:name="Pop99a" table:expression="of:=[.#REF!]" table:base-cell-address="TSGB0917.$A$1"/>
        <table:named-expression table:name="POWYS" table:expression="of:=[.#REF!]" table:base-cell-address="TSGB0917.$A$1"/>
        <table:named-expression table:name="Print_Area" table:expression="of:=[.#REF!]" table:base-cell-address="TSGB0917.$A$1"/>
        <table:named-expression table:name="Print_Area_MI" table:expression="of:=[.#REF!]" table:base-cell-address="TSGB0917.$A$1"/>
        <table:named-expression table:name="PUBLISH_Print_Area" table:expression="of:=[.#REF!]" table:base-cell-address="TSGB0917.$A$1"/>
        <table:named-expression table:name="PUBLISH1998_Print_Area" table:expression="of:=[.#REF!]" table:base-cell-address="TSGB0917.$A$1"/>
        <table:named-expression table:name="qryNonEUBreakdown" table:expression="of:=[.#REF!]" table:base-cell-address="TSGB0917.$A$1"/>
        <table:named-expression table:name="QUARTER" table:expression="of:=[.#REF!]" table:base-cell-address="TSGB0917.$A$1"/>
        <table:named-expression table:name="RANGE_CELLREF" table:expression="of:=[.#REF!]" table:base-cell-address="TSGB0917.$A$1"/>
        <table:named-expression table:name="RANGE_NUMBROWS" table:expression="of:=[.#REF!]" table:base-cell-address="TSGB0917.$A$1"/>
        <table:named-expression table:name="RANGE_REP_NUM" table:expression="of:=[.#REF!]" table:base-cell-address="TSGB0917.$A$1"/>
        <table:named-expression table:name="RANGE_TRIMMED" table:expression="of:=[.#REF!]" table:base-cell-address="TSGB0917.$A$1"/>
        <table:named-expression table:name="RIGIDF" table:expression="of:=[.#REF!]" table:base-cell-address="TSGB0917.$A$1"/>
        <table:named-expression table:name="RIGIDG" table:expression="of:=[.#REF!]" table:base-cell-address="TSGB0917.$A$1"/>
        <table:named-expression table:name="S_GLAM" table:expression="of:=[.#REF!]" table:base-cell-address="TSGB0917.$A$1"/>
        <table:named-expression table:name="S_YORKS" table:expression="of:=[.#REF!]" table:base-cell-address="TSGB0917.$A$1"/>
        <table:named-expression table:name="SAT_SUN" table:expression="of:=['file://tslan10/TSGBUPD/2008Publications/TSGB%202008/CHAPTER%208/web/80407%20.xls'#'4-16DATA'.#REF!]" table:base-cell-address="TSGB0917.$A$1"/>
        <table:named-expression table:name="SEADJUSTED" table:expression="of:=#N/A" table:base-cell-address="TSGB0917.$A$1"/>
        <table:named-expression table:name="SHROPS" table:expression="of:=[.#REF!]" table:base-cell-address="TSGB0917.$A$1"/>
        <table:named-expression table:name="Snow" table:expression="of:=[.#REF!]" table:base-cell-address="TSGB0917.$A$1"/>
        <table:named-expression table:name="SOMERSET" table:expression="of:=[.#REF!]" table:base-cell-address="TSGB0917.$A$1"/>
        <table:named-expression table:name="SouthendOnSea" table:expression="of:=[.#REF!]" table:base-cell-address="TSGB0917.$A$1"/>
        <table:named-expression table:name="SPAIN" table:expression="of:=[.#REF!]" table:base-cell-address="TSGB0917.$A$1"/>
        <table:named-expression table:name="SPIRITS" table:expression="of:=[.#REF!]" table:base-cell-address="TSGB0917.$A$1"/>
        <table:named-expression table:name="STAFFS" table:expression="of:=[.#REF!]" table:base-cell-address="TSGB0917.$A$1"/>
        <table:named-expression table:name="Steam" table:expression="of:=[.#REF!]" table:base-cell-address="TSGB0917.$A$1"/>
        <table:named-expression table:name="SUFFOLK" table:expression="of:=[.#REF!]" table:base-cell-address="TSGB0917.$A$1"/>
        <table:named-expression table:name="SURREY" table:expression="of:=[.#REF!]" table:base-cell-address="TSGB0917.$A$1"/>
        <table:named-range table:name="tab" table:cell-range-address="'file://tslan10/TSGBUPD/IRHS/EXCEL/RORO/bulletins/2003/SA%20Changes/SA%20Changes%20to%20bulletin%20-%20draft.xls'#TABLE1a.$U$3" table:base-cell-address="TSGB0917.$A$1"/>
        <table:named-expression table:name="TAB4ALL" table:expression="of:=#N/A" table:base-cell-address="TSGB0917.$A$1"/>
        <table:named-expression table:name="TAB4PV" table:expression="of:=#N/A" table:base-cell-address="TSGB0917.$A$1"/>
        <table:named-expression table:name="TAB4UT" table:expression="of:=#N/A" table:base-cell-address="TSGB0917.$A$1"/>
        <table:named-expression table:name="TABLE" table:expression="of:=#N/A" table:base-cell-address="TSGB0917.$A$1"/>
        <table:named-expression table:name="TABLE1" table:expression="of:=[.#REF!]" table:base-cell-address="TSGB0917.$A$1"/>
        <table:named-expression table:name="TABLE16" table:expression="of:=[.#REF!]" table:base-cell-address="TSGB0917.$A$1"/>
        <table:named-expression table:name="TABLE17" table:expression="of:=[.#REF!]" table:base-cell-address="TSGB0917.$A$1"/>
        <table:named-expression table:name="TABLE18" table:expression="of:=[.#REF!]" table:base-cell-address="TSGB0917.$A$1"/>
        <table:named-expression table:name="TABLE19" table:expression="of:=[.#REF!]" table:base-cell-address="TSGB0917.$A$1"/>
        <table:named-expression table:name="TABLE2" table:expression="of:=#N/A" table:base-cell-address="TSGB0917.$A$1"/>
        <table:named-range table:name="TABLE21" table:cell-range-address="'file://tslan10/TSGBUPD/WINDATA/EXCEL/michel.xls'#T23.$A$1:T23.$IV$65536" table:base-cell-address="TSGB0917.$A$1"/>
        <table:named-range table:name="TABLE22" table:cell-range-address="'file://tslan10/TSGBUPD/WINDATA/EXCEL/michel.xls'#T23.$IJ$8191" table:base-cell-address="TSGB0917.$A$1"/>
        <table:named-range table:name="TABLE24" table:cell-range-address="'file://tslan10/TSGBUPD/WINDATA/EXCEL/michel.xls'#T24.$B$1:T24.$IL$8141" table:base-cell-address="TSGB0917.$A$1"/>
        <table:named-expression table:name="TABLE2A" table:expression="of:=#N/A" table:base-cell-address="TSGB0917.$A$1"/>
        <table:named-expression table:name="TABLE2B" table:expression="of:=#N/A" table:base-cell-address="TSGB0917.$A$1"/>
        <table:named-expression table:name="TABLEH1" table:expression="of:=[.#REF!]" table:base-cell-address="TSGB0917.$A$1"/>
        <table:named-expression table:name="TABLEH2" table:expression="of:=[.#REF!]" table:base-cell-address="TSGB0917.$A$1"/>
        <table:named-expression table:name="TABLEI2" table:expression="of:=[.#REF!]" table:base-cell-address="TSGB0917.$A$1"/>
        <table:named-expression table:name="TABLEJ" table:expression="of:=[.#REF!]" table:base-cell-address="TSGB0917.$A$1"/>
        <table:named-expression table:name="TableTitle" table:expression="of:=[.#REF!]" table:base-cell-address="TSGB0917.$A$1"/>
        <table:named-expression table:name="TableTitle1" table:expression="of:=[.#REF!]" table:base-cell-address="TSGB0917.$A$1"/>
        <table:named-expression table:name="testing" table:expression="of:=[.#REF!]" table:base-cell-address="TSGB0917.$A$1"/>
        <table:named-expression table:name="Thurrock" table:expression="of:=[.#REF!]" table:base-cell-address="TSGB0917.$A$1"/>
        <table:named-expression table:name="TKM" table:expression="of:=[.#REF!]" table:base-cell-address="TSGB0917.$A$1"/>
        <table:named-expression table:name="TLOO" table:expression="of:=[.#REF!]" table:base-cell-address="TSGB0917.$A$1"/>
        <table:named-expression table:name="TLPH" table:expression="of:=[.#REF!]" table:base-cell-address="TSGB0917.$A$1"/>
        <table:named-expression table:name="TMOO" table:expression="of:=[.#REF!]" table:base-cell-address="TSGB0917.$A$1"/>
        <table:named-expression table:name="TMPH" table:expression="of:=[.#REF!]" table:base-cell-address="TSGB0917.$A$1"/>
        <table:named-expression table:name="TONNE" table:expression="of:=[.#REF!]" table:base-cell-address="TSGB0917.$A$1"/>
        <table:named-expression table:name="TYNE_WEAR" table:expression="of:=[.#REF!]" table:base-cell-address="TSGB0917.$A$1"/>
        <table:named-expression table:name="UK" table:expression="of:=#N/A" table:base-cell-address="TSGB0917.$A$1"/>
        <table:named-expression table:name="UT" table:expression="of:=#N/A" table:base-cell-address="TSGB0917.$A$1"/>
        <table:named-expression table:name="ValueTitle" table:expression="of:=[.#REF!]" table:base-cell-address="TSGB0917.$A$1"/>
        <table:named-expression table:name="VATA3" table:expression="of:=[.#REF!]" table:base-cell-address="TSGB0917.$A$1"/>
        <table:named-expression table:name="VATA4" table:expression="of:=[.#REF!]" table:base-cell-address="TSGB0917.$A$1"/>
        <table:named-expression table:name="VATC1" table:expression="of:=[.#REF!]" table:base-cell-address="TSGB0917.$A$1"/>
        <table:named-expression table:name="VATC3" table:expression="of:=[.#REF!]" table:base-cell-address="TSGB0917.$A$1"/>
        <table:named-expression table:name="VATC4" table:expression="of:=[.#REF!]" table:base-cell-address="TSGB0917.$A$1"/>
        <table:named-expression table:name="VATC5" table:expression="of:=[.#REF!]" table:base-cell-address="TSGB0917.$A$1"/>
        <table:named-expression table:name="VATC6" table:expression="of:=[.#REF!]" table:base-cell-address="TSGB0917.$A$1"/>
        <table:named-expression table:name="VATC7" table:expression="of:=[.#REF!]" table:base-cell-address="TSGB0917.$A$1"/>
        <table:named-expression table:name="VATC7A" table:expression="of:=[.#REF!]" table:base-cell-address="TSGB0917.$A$1"/>
        <table:named-expression table:name="VATC8" table:expression="of:=[.#REF!]" table:base-cell-address="TSGB0917.$A$1"/>
        <table:named-expression table:name="VCD4A" table:expression="of:=[.#REF!]" table:base-cell-address="TSGB0917.$A$1"/>
        <table:named-expression table:name="VKM" table:expression="of:=[.#REF!]" table:base-cell-address="TSGB0917.$A$1"/>
        <table:named-expression table:name="W_GLAM" table:expression="of:=[.#REF!]" table:base-cell-address="TSGB0917.$A$1"/>
        <table:named-expression table:name="W_MIDS" table:expression="of:=[.#REF!]" table:base-cell-address="TSGB0917.$A$1"/>
        <table:named-expression table:name="W_SUSSEX" table:expression="of:=[.#REF!]" table:base-cell-address="TSGB0917.$A$1"/>
        <table:named-expression table:name="W_YORKS" table:expression="of:=[.#REF!]" table:base-cell-address="TSGB0917.$A$1"/>
        <table:named-expression table:name="WARWICKS" table:expression="of:=[.#REF!]" table:base-cell-address="TSGB0917.$A$1"/>
        <table:named-range table:name="Weekends" table:cell-range-address="'file://tslan10/TSGBUPD/2008Publications/TSGB%202008/CHAPTER%208/web/80408%20final.xls'#TIS-INDEX.$A$42" table:base-cell-address="TSGB0917.$A$1"/>
        <table:named-expression table:name="WILTS" table:expression="of:=[.#REF!]" table:base-cell-address="TSGB0917.$A$1"/>
        <table:named-expression table:name="WINE" table:expression="of:=[.#REF!]" table:base-cell-address="TSGB0917.$A$1"/>
        <table:named-expression table:name="WINE1" table:expression="of:=[.#REF!]" table:base-cell-address="TSGB0917.$A$1"/>
        <table:named-expression table:name="XAQTS" table:expression="of:=[.#REF!]" table:base-cell-address="TSGB0917.$A$1"/>
        <table:named-expression table:name="XATOP" table:expression="of:=#N/A" table:base-cell-address="TSGB0917.$A$1"/>
        <table:named-expression table:name="XATSGB" table:expression="of:=#N/A" table:base-cell-address="TSGB0917.$A$1"/>
        <table:named-expression table:name="YEARG" table:expression="of:=[.#REF!]" table:base-cell-address="TSGB0917.$A$1"/>
        <table:named-expression table:name="YEARS" table:expression="of:=[.#REF!]" table:base-cell-address="TSGB0917.$A$1"/>
        <table:named-expression table:name="YEARSF" table:expression="of:=[.#REF!]" table:base-cell-address="TSGB091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Times New Roman" svg:font-family="&quot;Times New Roman&quot;"/>
    <style:font-face style:name="Helv" svg:font-family="Helv"/>
    <style:font-face style:name="Wingdings" svg:font-family="Wingdings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1" number:min-integer-digits="1" number:grouping="true"/>
      <number:text> </number:text>
    </number:number-style>
    <number:number-style style:name="N37">
      <number:text>(</number:text>
      <number:number number:decimal-places="1" number:min-integer-digits="1" number:grouping="true"/>
      <number:text>)</number:text>
      <style:map style:condition="value()&gt;=0" style:apply-style-name="N37P0"/>
    </number:number-style>
    <number:number-style style:name="N38">
      <number:number number:decimal-places="0" number:min-integer-digits="1">
        <number:embedded-text number:position="0"> </number:embedded-text>
      </number:number>
    </number:number-style>
    <number:number-style style:name="N39">
      <number:number number:decimal-places="1" number:min-integer-digits="1"/>
      <number:text> </number:text>
    </number:number-style>
    <number:number-style style:name="N40P0">
      <number:number number:decimal-places="0" number:min-integer-digits="1" number:grouping="true"/>
    </number:number-style>
    <number:number-style style:name="N40P1">
      <number:text>-</number:text>
      <number:number number:decimal-places="0" number:min-integer-digits="1" number:grouping="true"/>
    </number:number-style>
    <number:text-style style:name="N40">
      <number:text>-</number:text>
      <style:map style:condition="value()&gt;0.5" style:apply-style-name="N40P0"/>
      <style:map style:condition="value()&lt;-0.5" style:apply-style-name="N40P1"/>
    </number:text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10307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12101" style:family="table-cell" style:data-style-name="N0">
      <style:table-cell-properties style:vertical-align="automatic" fo:background-color="transparent"/>
    </style:style>
    <style:style style:name="Normal_9-05-98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808_32__40_2_41_" style:display-name="Normal_91808 (2)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91808_32_updated" style:display-name="Normal_918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ublication_style" style:family="table-cell" style:data-style-name="N40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tyle_32_1" style:display-name="Style 1" style:family="table-cell" style:data-style-name="N0">
      <style:table-cell-properties style:vertical-align="top" fo:background-color="transparent"/>
    </style:style>
    <style:style style:name="Title" style:family="table-cell" style:data-style-name="N0">
      <style:table-cell-properties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73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WEEKES2</meta:initial-creator>
    <dc:creator>Shawn Weekes</dc:creator>
    <meta:creation-date>2005-06-30T16:36:40Z</meta:creation-date>
    <dc:date>2018-12-04T15:51:56Z</dc:date>
    <meta:print-date>2018-12-04T15:51:47Z</meta:print-date>
    <meta:user-defined meta:name="_NewReviewCycle"/>
  </office:meta>
</office:document-meta>
</file>